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urier New" fo:font-size="18pt" fo:font-weight="bold" style:font-size-asian="18pt" style:font-weight-asian="bold" style:font-name-complex="Courier New" style:font-size-complex="18pt" style:font-weight-complex="bold"/>
    </style:style>
    <style:style style:name="P3" style:family="paragraph" style:parent-style-name="Standard">
      <style:paragraph-properties fo:text-align="center" style:justify-single-word="false"/>
      <style:text-properties style:font-name="Courier New" fo:font-size="18pt" style:font-size-asian="18pt" style:font-name-complex="Courier New" style:font-size-complex="18pt"/>
    </style:style>
    <style:style style:name="P4" style:family="paragraph" style:parent-style-name="Standard">
      <style:paragraph-properties fo:text-align="center" style:justify-single-word="false"/>
      <style:text-properties style:font-name="Courier New" fo:font-size="18pt" fo:language="en" fo:country="GB" style:font-size-asian="18pt" style:font-name-complex="Courier New" style:font-size-complex="18pt"/>
    </style:style>
    <style:style style:name="P5" style:family="paragraph" style:parent-style-name="Standard">
      <style:paragraph-properties fo:text-align="justify" style:justify-single-word="false"/>
      <style:text-properties style:font-name="Courier New" fo:font-size="12pt" style:text-underline-style="solid" style:text-underline-width="auto" style:text-underline-color="font-color" fo:font-weight="bold" style:font-size-asian="12pt" style:font-weight-asian="bold" style:font-name-complex="Courier New" style:font-size-complex="12pt" style:font-weight-complex="bold"/>
    </style:style>
    <style:style style:name="P6" style:family="paragraph" style:parent-style-name="Standard">
      <style:paragraph-properties fo:text-align="justify" style:justify-single-word="false"/>
      <style:text-properties style:font-name="Courier New" fo:font-size="12pt" fo:language="en" fo:country="GB" style:text-underline-style="solid" style:text-underline-width="auto" style:text-underline-color="font-color" fo:font-weight="bold" style:font-size-asian="12pt" style:font-weight-asian="bold" style:font-name-complex="Courier New" style:font-size-complex="12pt" style:font-weight-complex="bold"/>
    </style:style>
    <style:style style:name="P7" style:family="paragraph" style:parent-style-name="Standard">
      <style:paragraph-properties fo:text-align="justify" style:justify-single-word="false"/>
      <style:text-properties style:font-name="Courier New" fo:font-size="12pt" fo:language="en" fo:country="GB" style:font-size-asian="12pt" style:font-name-complex="Courier New" style:font-size-complex="12pt"/>
    </style:style>
    <style:style style:name="P8" style:family="paragraph" style:parent-style-name="Standard">
      <style:paragraph-properties fo:text-align="justify" style:justify-single-word="false"/>
      <style:text-properties style:font-name="Courier New" fo:font-size="12pt" style:font-size-asian="12pt" style:font-name-complex="Courier New" style:font-size-complex="12pt"/>
    </style:style>
    <style:style style:name="P9" style:family="paragraph" style:parent-style-name="Standard">
      <style:paragraph-properties fo:text-align="center" style:justify-single-word="false"/>
      <style:text-properties style:font-name="Courier New" fo:font-size="12pt" style:font-size-asian="12pt" style:font-name-complex="Courier New" style:font-size-complex="12pt"/>
    </style:style>
    <style:style style:name="P10" style:family="paragraph" style:parent-style-name="Standard">
      <style:paragraph-properties fo:text-align="justify" style:justify-single-word="false"/>
      <style:text-properties style:font-name="Courier New" fo:font-size="12pt" fo:font-weight="bold" style:font-size-asian="12pt" style:font-weight-asian="bold" style:font-name-complex="Courier New" style:font-size-complex="12pt"/>
    </style:style>
    <style:style style:name="P11" style:family="paragraph" style:parent-style-name="Standard">
      <style:paragraph-properties fo:text-align="justify" style:justify-single-word="false"/>
      <style:text-properties style:font-name="Courier New" fo:font-size="12pt" fo:font-weight="bold" style:font-size-asian="12pt" style:font-weight-asian="bold" style:font-name-complex="Courier New" style:font-size-complex="12pt" style:font-weight-complex="bold"/>
    </style:style>
    <style:style style:name="P12" style:family="paragraph" style:parent-style-name="Standard">
      <style:paragraph-properties fo:text-align="justify" style:justify-single-word="false"/>
      <style:text-properties style:font-name="Courier New" fo:font-size="12pt" fo:font-style="italic" style:font-size-asian="12pt" style:font-style-asian="italic" style:font-name-complex="Courier New"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fo:break-before="page"/>
      <style:text-properties style:font-name="Courier New" fo:font-size="12pt" fo:language="en" fo:country="GB" style:font-size-asian="12pt" style:font-name-complex="Courier New" style:font-size-complex="12pt"/>
    </style:style>
    <style:style style:name="P15" style:family="paragraph" style:parent-style-name="Standard">
      <style:paragraph-properties fo:text-align="justify" style:justify-single-word="false" fo:break-before="page"/>
      <style:text-properties style:font-name="Courier New" fo:font-size="12pt" style:font-size-asian="12pt" style:font-name-complex="Courier New" style:font-size-complex="12pt"/>
    </style:style>
    <style:style style:name="P16" style:family="paragraph" style:parent-style-name="Standard">
      <style:paragraph-properties fo:text-align="justify" style:justify-single-word="false" fo:break-before="page"/>
      <style:text-properties style:font-name="Courier New" fo:font-size="12pt" style:text-underline-style="solid" style:text-underline-width="auto" style:text-underline-color="font-color" fo:font-weight="bold" style:font-size-asian="12pt" style:font-weight-asian="bold" style:font-name-complex="Courier New" style:font-size-complex="12pt" style:font-weight-complex="bold"/>
    </style:style>
    <style:style style:name="P17" style:family="paragraph" style:parent-style-name="Standard">
      <style:paragraph-properties fo:text-align="justify" style:justify-single-word="false" fo:break-before="page"/>
    </style:style>
    <style:style style:name="P18" style:family="paragraph" style:parent-style-name="Standard" style:master-page-name="Standard">
      <style:paragraph-properties fo:text-align="center" style:justify-single-word="false" style:page-number="auto"/>
      <style:text-properties style:font-name="Courier New" fo:font-size="18pt" fo:font-weight="bold" style:font-size-asian="18pt" style:font-weight-asian="bold" style:font-name-complex="Courier New" style:font-size-complex="18pt" style:font-weight-complex="bold"/>
    </style:style>
    <style:style style:name="P19" style:family="paragraph" style:parent-style-name="Footer">
      <style:paragraph-properties fo:margin-left="0cm" fo:margin-right="0.635cm" fo:text-indent="0cm" style:auto-text-indent="false"/>
    </style:style>
    <style:style style:name="T1" style:family="text">
      <style:text-properties style:font-name="Courier New" fo:font-size="12pt" style:font-size-asian="12pt" style:font-name-complex="Courier New" style:font-size-complex="12pt"/>
    </style:style>
    <style:style style:name="T2" style:family="text">
      <style:text-properties style:font-name="Courier New" fo:font-size="12pt" fo:language="en" fo:country="GB" style:font-size-asian="12pt" style:font-name-complex="Courier New" style:font-size-complex="12pt"/>
    </style:style>
    <style:style style:name="T3" style:family="text">
      <style:text-properties style:font-name="Courier New" fo:font-size="12pt" fo:font-style="italic" style:font-size-asian="12pt" style:font-style-asian="italic" style:font-name-complex="Courier New" style:font-size-complex="12pt"/>
    </style:style>
    <style:style style:name="T4" style:family="text">
      <style:text-properties style:font-name="Courier New" fo:font-size="12pt" fo:font-weight="bold" style:font-size-asian="12pt" style:font-weight-asian="bold" style:font-name-complex="Courier New" style:font-size-complex="12pt"/>
    </style:style>
    <style:style style:name="T5" style:family="text">
      <style:text-properties style:font-name="Courier New" fo:font-size="12pt" fo:font-weight="bold" style:font-size-asian="12pt" style:font-weight-asian="bold" style:font-name-complex="Courier New" style:font-size-complex="12pt" style:font-weight-complex="bold"/>
    </style:style>
    <style:style style:name="T6" style:family="text">
      <style:text-properties style:font-name="Courier New" fo:font-size="12pt" style:text-underline-style="solid" style:text-underline-width="auto" style:text-underline-color="font-color" fo:font-weight="bold" style:font-size-asian="12pt" style:font-weight-asian="bold" style:font-name-complex="Courier New" style:font-size-complex="12pt" style:font-weight-complex="bold"/>
    </style:style>
    <style:style style:name="T7" style:family="text">
      <style:text-properties style:font-name="Courier New" fo:font-size="12pt" fo:language="nl" fo:country="NL" style:font-size-asian="12pt" style:font-name-complex="Courier New" style:font-size-complex="12pt"/>
    </style:style>
    <style:style style:name="T8" style:family="text">
      <style:text-properties style:font-name="Courier New" fo:font-size="12pt" fo:language="nl" fo:country="NL" fo:font-style="italic" style:font-size-asian="12pt" style:font-style-asian="italic" style:font-name-complex="Courier New" style:font-size-complex="12pt"/>
    </style:style>
    <style:style style:name="T9" style:family="text">
      <style:text-properties text:display="true"/>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2"/>
      <text:p text:style-name="P2"/>
      <text:p text:style-name="P2"/>
      <text:p text:style-name="P2"/>
      <text:p text:style-name="P2"/>
      <text:p text:style-name="P2"/>
      <text:p text:style-name="P2"/>
      <text:p text:style-name="P2"/>
      <text:p text:style-name="P2">Les Dix Tableaux du Taureau</text:p>
      <text:p text:style-name="P3"/>
      <text:p text:style-name="P3">Kusen de Philippe Coupey</text:p>
      <text:p text:style-name="P3"/>
      <text:p text:style-name="P4">Molans - Pentecôte 1991</text:p>
      <text:p text:style-name="P14"/>
      <text:p text:style-name="P6">Samedi matin (22) 7.30 a.m.</text:p>
      <text:p text:style-name="P7"/>
      <text:p text:style-name="P13"><text:span text:style-name="T2">(15 minutes into the sesshin - quiet - then a big crash. </text:span><text:span text:style-name="T1">François hits the ground.)</text:span></text:p>
      <text:p text:style-name="P8"/>
      <text:p text:style-name="P8"/>
      <text:p text:style-name="P8">Zazen n'est pas pour les enfants. Quand on tombe dans les pommes, pas grave - on meurt pas.</text:p>
      <text:p text:style-name="P8">Un seul kyosakuman se lève - pas les autres.</text:p>
      <text:p text:style-name="P8">Faut pas tourner la tête - même s'il y a le feu - pas se lever.</text:p>
      <text:p text:style-name="P8"/>
      <text:p text:style-name="P8">KINHIN</text:p>
      <text:p text:style-name="P8"/>
      <text:p text:style-name="P8"/>
      <text:p text:style-name="P13"><text:span text:style-name="T1">Ne marchez pas comme des chats. Bien placer le pied sur le sol - par la racine du gros orteil. Levez la tête. On pratique cinq, dix ans et on a la tête qui tombe. Pas possible. Laissez tomber vos épaules, s'il vous plaît. Laissez les tomber jusqu'aux chevilles.</text:span></text:p>
      <text:p text:style-name="P8"/>
      <text:p text:style-name="P8"/>
      <text:p text:style-name="P8">Pas possible de faire kinhin sur la mousse. Faudra trouver une solution.</text:p>
      <text:p text:style-name="P8"/>
      <text:p text:style-name="P8">Ne perdez pas le moment présent.</text:p>
      <text:p text:style-name="P13"><text:span text:style-name="T1">Ne perdez pas votre respiration - même si des personnes tombent à droite et à gauche de vous. Si vous perdez pas votre respiration, vous ne bougez pas.</text:span></text:p>
      <text:p text:style-name="P8"/>
      <text:p text:style-name="P8">– Yeux horizontaux - eyes horizontal</text:p>
      <text:p text:style-name="P8">– Nez vertical - nose vertical</text:p>
      <text:p text:style-name="P13"><text:span text:style-name="T1">… pour les quelques personnes qui ne parlent pas le français.</text:span></text:p>
      <text:p text:style-name="P8"/>
      <text:p text:style-name="P13"><text:span text:style-name="T1">« Cette rencontre avec le tenzo, disait Maître Dogen, était moment dans ma vie. J'ai compris que je pouvais faire </text:span><text:span text:style-name="T3">doshu</text:span><text:span text:style-name="T1"> ».</text:span></text:p>
      <text:p text:style-name="P8"/>
      <text:p text:style-name="P8">DOSHU: How we express the Way.</text:p>
      <text:p text:style-name="P8"/>
      <text:p text:style-name="P13"><text:span text:style-name="T1">Dogen dit: « Je pouvais faire </text:span><text:span text:style-name="T3">doshu</text:span><text:span text:style-name="T1"> - je pouvais exprimer </text:span><text:span text:style-name="T3">gen no bi choku</text:span><text:span text:style-name="T1">. »</text:span></text:p>
      <text:p text:style-name="P8"/>
      <text:p text:style-name="P8">– C'est lui, Dogen, qui a créé cette expression. </text:p>
      <text:p text:style-name="P8">– Il faut créer tout le temps.</text:p>
      <text:p text:style-name="P8">– Tout le monde.</text:p>
      <text:p text:style-name="P8"/>
      <text:p text:style-name="P13"><text:span text:style-name="T1">Voici un WAKA qui exprime </text:span><text:span text:style-name="T3">gen no bi choku</text:span><text:span text:style-name="T1"> :</text:span></text:p>
      <text:p text:style-name="P8"/>
      <text:p text:style-name="P8"><text:tab/>En été le coucou.</text:p>
      <text:p text:style-name="P8"><text:tab/>En automne, la lune radieuse.</text:p>
      <text:p text:style-name="P8"><text:tab/>En hiver, la neige, claire et froide. </text:p>
      <text:p text:style-name="P8"><text:tab/>Au printemps, les cerisiers en fleurs.</text:p>
      <text:p text:style-name="P17"><text:span text:style-name="T1">Après, on va chanter le </text:span><text:span text:style-name="T3">Maka Hannya</text:span><text:span text:style-name="T1">.</text:span></text:p>
      <text:p text:style-name="P8">MAKA : haut, grand.</text:p>
      <text:p text:style-name="P8">HANNYA : sagesse parfaite.</text:p>
      <text:p text:style-name="P13"><text:span text:style-name="T1">HARAMITA : c'est pour tout le monde. C'est important, nous ne sommes pas seuls. Nos vies, ici, est la vie de toutes les créatures humaines et autres. Nous ne sommes pas séparés. Ça veut dire qui si nous désirons, par exemple, un désir ça veut dire qu'on désire avec tous les êtres humains. C'est pareil pour tout, pour la jalousie, pour la folie, même pour ceux qui tombent dans les pommes. Nous nous égarons avec toute la société si la société s'égare. Si nous faisons zazen ici, c'est pareil. Nous le faisons avec toute la société.</text:span></text:p>
      <text:p text:style-name="P8"/>
      <text:p text:style-name="P8"/>
      <text:p text:style-name="P8">Nous vivons entièrement avec l'univers.</text:p>
      <text:p text:style-name="P8"/>
      <text:p text:style-name="P8">MAKA HANNYA HARAMITA.</text:p>
      <text:p text:style-name="P8"/>
      <text:p text:style-name="P1"><text:span text:style-name="T1">*</text:span><text:span text:style-name="T5">_________________</text:span></text:p>
      <text:p text:style-name="P8"/>
      <text:p text:style-name="P13"><text:span text:style-name="T1">Kyosakuman, marchez légèrement. Marchez comme si vous ne touchiez pas terre.</text:span></text:p>
      <text:p text:style-name="P8"/>
      <text:p text:style-name="P13"><text:span text:style-name="T1">Tendez bien la colonne vertébrale, surtout au niveau de la cinquième lombaire.</text:span></text:p>
      <text:p text:style-name="P8"/>
      <text:p text:style-name="P8">Tendez vers le haut.</text:p>
      <text:p text:style-name="P8">Poussez vers le bas.</text:p>
      <text:p text:style-name="P8"/>
      <text:p text:style-name="P13"><text:span text:style-name="T1">Respirez, expirez profondément. Rien d'autre à faire qu'expirer. Toujours corriger sa posture. Le tranchant des mains bien contre le bas du ventre.</text:span></text:p>
      <text:p text:style-name="P8"/>
      <text:p text:style-name="P13"><text:span text:style-name="T1">S'il vous plaît, ne perdez pas le temps avec des pensées stupides. Seulement maintenant vous pouvez les trancher. Nous n'allons nulle part. Seulement revenir ici – chez soi-même.</text:span></text:p>
      <text:p text:style-name="P8"/>
      <text:p text:style-name="P8">KINHIN</text:p>
      <text:p text:style-name="P8"/>
      <text:p text:style-name="P13"><text:span text:style-name="T1">Ne pas traîner les pieds : pas trop bas – pas trop haut – comme un cheval de cirque. Bougez le pied avec décision – plus que décision. Faites l'inspiration comme un nouveau-né. L'expiration est stimulante très forte comme la dernière expiration avant la mort.</text:span></text:p>
      <text:p text:style-name="P8"/>
      <text:p text:style-name="P8">ZAZEN</text:p>
      <text:p text:style-name="P8"/>
      <text:p text:style-name="P8">Balancez-vous de droite à gauche expirez profondément trois fois – puis, tout le temps.</text:p>
      <text:p text:style-name="P8"/>
      <text:p text:style-name="P8">Pendant la sesshin, je vais parler des Dix Tableaux du Taureau ou dressage du bœuf. Pour moi, c'est ni question de taureau, sensationnel - non plus du côté bœuf - castration.</text:p>
      <text:p text:style-name="P8">Mais VACHE.</text:p>
      <text:p text:style-name="P8"><text:soft-page-break/>Ces tableaux étaient dessinés avec poèmes et commentaires par maître Kakouan, dynastie Song, douzième siècle.</text:p>
      <text:p text:style-name="P8"/>
      <text:p text:style-name="P8">A cette époque, le zen chinois était encore influencé par le Bouddhisme indien, alors il y a la nature sacrée de la vache indienne – pas taureau – qui symbolise notre nature originelle, la nature de bouddha.</text:p>
      <text:p text:style-name="P8"/>
      <text:p text:style-name="P8"/>
      <text:p text:style-name="P13"><text:span text:style-name="T1">Quand je lirai le texte original, un peu poétique et littéraire, je dirai taureau comme ils disent.</text:span></text:p>
      <text:p text:style-name="P8"/>
      <text:p text:style-name="P13"><text:span text:style-name="T1">Dans ces dix tableaux, en gros, il s'agit de l'homme qui cherche plus que lui-même – il cherche la vraie réalité. Le satori, si vous voulez. Maître Kakouan était un maître rinzai – alors, conformément au zen rinzai, ces tableaux représentent des étapes progressives.</text:span></text:p>
      <text:p text:style-name="P8"/>
      <text:p text:style-name="P13"><text:span text:style-name="T1">Quoiqu'il en soit, toute méthode est bonne – que ce soit Rinzai, Soto, Theravada, Mahayana, Hinayana, c'est le grand espace.</text:span></text:p>
      <text:p text:style-name="P8"/>
      <text:p text:style-name="P8">Mahayana, c'est le grand espace.</text:p>
      <text:p text:style-name="P8"/>
      <text:p text:style-name="P8">Zen, c'est le grand espace.</text:p>
      <text:p text:style-name="P8"/>
      <text:p text:style-name="P8">C'est toujours nécessaire, je pense, de préserver l'ensemble de la Voie de bouddha qui est la nôtre. Notre école, c'est l'école de l'éveil immédiat, mais cela ne veut pas dire que nous ne progressions pas sur la Voie. Bien sûr, il y a le progrès.</text:p>
      <text:p text:style-name="P8"/>
      <text:p text:style-name="P13"><text:span text:style-name="T1">Devenir la vache ! c'est comme le tigre qui entre dans la forêt, la montagne.</text:span></text:p>
      <text:p text:style-name="P8"/>
      <text:p text:style-name="P8">Ça veut dire : étudier et transformer l'esprit. Transformer, c'est très important. Ces histoires, ces tableaux, il s'agit de cela : transformer l'esprit.</text:p>
      <text:p text:style-name="P15">Dans le premier tableau, nous voyons un homme perplexe qui cherche quelque chose. Il est dans la brousse. Ça s'appelle :</text:p>
      <text:p text:style-name="P8"/>
      <text:p text:style-name="P5">1. LA RECHERCHE DU TAUREAU.</text:p>
      <text:p text:style-name="P5"/>
      <text:p text:style-name="P8">Voici le poème :</text:p>
      <text:p text:style-name="P8"/>
      <text:p text:style-name="P8"><text:tab/>Dans le pâturage de ce monde à la recherche du taureau,</text:p>
      <text:p text:style-name="P13"><text:span text:style-name="T1"><text:tab/>Sans cesse j'écarte les hautes herbes, en suivant les rivières sans nom,</text:span></text:p>
      <text:p text:style-name="P8"><text:tab/>Perdu parmi le lacis des montagnes, désespéré et épuisé, je ne puis trouver le taureau,</text:p>
      <text:p text:style-name="P8"><text:tab/>J'entends seulement les grillons grésiller, à travers la forêt dans la nuit.</text:p>
      <text:p text:style-name="P8"/>
      <text:p text:style-name="P8">Nous, avons tous vécu cela, je pense - nous, qui sommes ici, d'une façon ou de l'autre. Sinon, on ne serait pas là. On n'est pas arrivé en parachute...</text:p>
      <text:p text:style-name="P8"/>
      <text:p text:style-name="P8">Cela, c'est le début de la foi. Quand on bouge le corps, ceci est la foi.</text:p>
      <text:p text:style-name="P8"/>
      <text:p text:style-name="P13"><text:span text:style-name="T1">Le doute, par contre, le doute si nous pouvons marcher, ceci n'est pas seulement une maladie physique, c'est aussi une maladie spirituelle. L'homme est dans la confusion. Il n'est pas malade – mais il cherche les traces.</text:span></text:p>
      <text:p text:style-name="P8"/>
      <text:p text:style-name="P8">« Sans cesse j'écarte les hautes herbes. »</text:p>
      <text:p text:style-name="P8"/>
      <text:p text:style-name="P8">Ça c'est le moment difficile.</text:p>
      <text:p text:style-name="P8"/>
      <text:p text:style-name="P13"><text:span text:style-name="T1">Mais il a un grand désir, c' est de trouver la vache. Le désir peut être la foi. On sait quelque chose, même dans notre ignorance, notre confusion. Même le Bouddha n'était pas différent de nous. Il désirait tellement quelque chose qu'il a tourné en rond pendant six ans, pour rien. Il pensait : « Cette méthode-ci, c'est sûrement un moyen pour conquérir la naissance et la mort. » Alors, pendant six ans, il n'a rien mangé qu'un grain de riz par jour. Il a pratiqué complètement la mortification. On commence toujours avec le désir. Pas avec le non-désir.</text:span></text:p>
      <text:p text:style-name="P8"/>
      <text:p text:style-name="P8">Même le non-désir est un désir.</text:p>
      <text:p text:style-name="P8"/>
      <text:p text:style-name="P9">*</text:p>
      <text:p text:style-name="P8"/>
      <text:p text:style-name="P8">Samedi après-midi.</text:p>
      <text:p text:style-name="P8"/>
      <text:p text:style-name="P13"><text:span text:style-name="T1">Si on regarde à l'intérieur vraiment, on ne s'endort pas. On est plutôt émerveillé par la magie de chaque moment. Car le petit ego, en zazen, ne fonctionne guère ; non plus l'orgueil.</text:span></text:p>
      <text:p text:style-name="P8"/>
      <text:p text:style-name="P8">L'homme cherche désespérément la vache, il écarte les hautes herbes et il ne voit rien. En vérité, la vache n'a jamais été <text:soft-page-break/>égarée, perdue. <text:s/>C’est plutôt l'homme lui-même qui s'est égaré, comme nous verrons dans la suite des tableaux.</text:p>
      <text:p text:style-name="P8"/>
      <text:p text:style-name="P8">Voici un très beau poème du poète chinois ancien, Han Shan, qui vivait dans le mont Han Shan :</text:p>
      <text:p text:style-name="P8"/>
      <text:p text:style-name="P8"><text:tab/>Étrange est le chemin qui mène à Han Shan,</text:p>
      <text:p text:style-name="P8"><text:tab/>On y voit ni ornière, ni empreinte de sabot.</text:p>
      <text:p text:style-name="P8"><text:tab/>Les vallées s'entrelaçant, les cimes s'amoncellent.</text:p>
      <text:p text:style-name="P8"><text:tab/>L'herbe scintille de rosée et les pins murmurent dans la brise. <text:tab/></text:p>
      <text:p text:style-name="P8"><text:tab/>N'avez-vous pas enfin compris la réalité, demande à l'ombre le chemin ?</text:p>
      <text:p text:style-name="P13"><text:span text:style-name="T1">C'est-à-dire qu’il est inutile de questionner les choses extérieures, de prendre les choses, les phénomènes qui s'évanouissent, pour la réalité.</text:span></text:p>
      <text:p text:style-name="P8"/>
      <text:p text:style-name="P8">Quand l'homme désire, il cherche. Bouddha aussi. Il est sur la Voie. Il n'a peut-être pas encore trouvé le dojo, la pratique, mais il est quand même déjà dans le courant. En sanscrit on dit SOTAPANNA : l'homme qui entre dans le courant, même sans qu'il le sache.</text:p>
      <text:p text:style-name="P16">2. DECOUVRIR LES EMPREINTES</text:p>
      <text:p text:style-name="P8"/>
      <text:p text:style-name="P13"><text:span text:style-name="T1">Dans le deuxième tableau, on voit l'homme qui découvre les empreintes. Ça s'appelle: découvrir les empreintes.</text:span></text:p>
      <text:p text:style-name="P8"/>
      <text:p text:style-name="P8">Voici le poème qui l'accompagne :</text:p>
      <text:p text:style-name="P8"/>
      <text:p text:style-name="P13"><text:span text:style-name="T1"><text:tab/>Le long de la rive, sous les arbres, je découvre les empreintes.</text:span></text:p>
      <text:p text:style-name="P8"><text:tab/>Même sous l'herbe odorante je vois ces empreintes.</text:p>
      <text:p text:style-name="P8"><text:tab/>Au fond des montagnes retirées, on les trouve.</text:p>
      <text:p text:style-name="P13"><text:span text:style-name="T1"><text:tab/>On ne peut pas plus cacher ces traces que son nez, le regard tourné vers le ciel.</text:span></text:p>
      <text:p text:style-name="P8"/>
      <text:p text:style-name="P13"><text:span text:style-name="T1">Voici le commentaire de quelques lignes qui accompagne le tableau et le poème :</text:span></text:p>
      <text:p text:style-name="P8"/>
      <text:p text:style-name="P13"><text:span text:style-name="T1">« En comprenant l'enseignement je vois les empreintes du taureau »</text:span></text:p>
      <text:p text:style-name="P8">(Bon, il a étudié, il a lu les sutras. Il explique :) </text:p>
      <text:p text:style-name="P8">« J'apprends alors ceci : les myriades d'entités sont faites du tissu de moi, à moi de les discerner. Comment percevrai-je le du vrai du non-vrai ? N'ayant pas encore franchi la porte, j'ai néanmoins reconnu le sentier. »</text:p>
      <text:p text:style-name="P8"/>
      <text:p text:style-name="P8"/>
      <text:p text:style-name="P13"><text:span text:style-name="T1">Dans le Bouddhisme, dans le zen, il y a toujours cette question. Qui est MOI ? Qui êtes-vous ?</text:span></text:p>
      <text:p text:style-name="P8"/>
      <text:p text:style-name="P8">Dans les années 1600, le moine Shingetsu, qui est devenu plus tard maître de la secte Obaku, est allé rendre visite au maître zen Bankei. Bankei lui adresse la parole :</text:p>
      <text:p text:style-name="P13"><text:span text:style-name="T1">« Comment vous plaisez-vous dans le Dharma ?</text:span></text:p>
      <text:p text:style-name="P8">Shin lui répond : « Depuis des années je récite des passages du Sutra du Lotus.</text:p>
      <text:p text:style-name="P13"><text:span text:style-name="T1">— Qui récite ce Sutra ? </text:span></text:p>
      <text:p text:style-name="P8">Shin dit: Celui qui prononce les mots.</text:p>
      <text:p text:style-name="P8">— Qui prononce les mots ? </text:p>
      <text:p text:style-name="P13"><text:span text:style-name="T1">Shingetsu répond : </text:span><text:span text:style-name="T3">Gen no bi choku</text:span><text:span text:style-name="T1">, les yeux horizontaux et le nez vertical. »</text:span></text:p>
      <text:p text:style-name="P8">(Il a certainement lu Dogen et appris cette phrase par cœur.)</text:p>
      <text:p text:style-name="P8"/>
      <text:p text:style-name="P8">Maître Dogen, 400 ans auparavant, avait passé trois années d'étude et de pratique en Chine, avec son maître Nyojo. Quand il est retourné au Japon, beaucoup de dignitaires sont allés le visiter au port et ils lui ont demandé :</text:p>
      <text:p text:style-name="P8">« Moine, qu'avez-vous rapporté de Chine ?</text:p>
      <text:p text:style-name="P13"><text:span text:style-name="T1">Et Dogen a dit : « </text:span><text:span text:style-name="T3">Gen no bi choku</text:span><text:span text:style-name="T1"> » – la condition normale, c'est tout.</text:span></text:p>
      <text:p text:style-name="P8"/>
      <text:p text:style-name="P13"><text:span text:style-name="T1">Alors Bankei demande qui prononce les mots, et Shin répond : « </text:span><text:span text:style-name="T3">Gen no bi choku</text:span><text:span text:style-name="T1">.</text:span></text:p>
      <text:p text:style-name="P8">— Ne me dit pas ces conneries-là ! Maintenant dis-moi : Qui prononce ces mots ? »</text:p>
      <text:p text:style-name="P8"><text:soft-page-break/></text:p>
      <text:p text:style-name="P8">Shingetsu n'a pas su répondre. Il ne faisait que de suivre les traces, comme un chien qui suit l'odeur de l'excrément.</text:p>
      <text:p text:style-name="P8"/>
      <text:p text:style-name="P13"><text:span text:style-name="T1">C'est cela que nous faisons. Nous prenons les phrases des maîtres et puis nous disons que ce sont des koans. Et puis on les suit. On suit les mots des autres. On mange les restes. Sensei a beaucoup parlé pendant qu'il était en Europe, mais il a laissé très peu en tant que mots. HISHIRYO, MUSHOTOKU, et PAS BOUGER !</text:span></text:p>
      <text:p text:style-name="P8"/>
      <text:p text:style-name="P13"><text:span text:style-name="T1">D'où venez-vous ? C'est une autre question qu'on demandait souvent dans le temps. Quand on pose une question, quand un maître pose une question, c'est toujours au sujet de la nature originelle. A quelle distance êtes-vous de votre ville natale, de votre pays, de votre nature originelle?</text:span></text:p>
      <text:p text:style-name="P8"/>
      <text:p text:style-name="P8">L'homme a découvert les empreintes de la vache. Ces empreintes et sa nature originelle ne sont pas proches. Il n'a pas encore franchi la porte.</text:p>
      <text:p text:style-name="P8"/>
      <text:p text:style-name="P8">Les dix tableaux, dans l'ensemble, essaient de nous montrer, à travers le pinceau et à travers la poésie, ce qu’est le fait de transcender ou non les formes et toute dualité.</text:p>
      <text:p text:style-name="P8"/>
      <text:p text:style-name="P9">*</text:p>
      <text:p text:style-name="P15">Samedi soir.</text:p>
      <text:p text:style-name="P8"/>
      <text:p text:style-name="P5">3. L'HOMME APERÇOIT LE TAUREAU.</text:p>
      <text:p text:style-name="P8"/>
      <text:p text:style-name="P8">« J'entends la chanson du rossignol,</text:p>
      <text:p text:style-name="P8">Le soleil est chaud, les saules sont verts le long de la plage,</text:p>
      <text:p text:style-name="P8">Aucun taureau ne peut ici se cacher.</text:p>
      <text:p text:style-name="P13"><text:span text:style-name="T1">Quel artiste peut dessiner cette tête massive, ces cornes majestueuses ? »</text:span></text:p>
      <text:p text:style-name="P8"/>
      <text:p text:style-name="P8">Dès que les six sens fusionnent, on a franchi la porte. Quelle que soit la porte d'entrée, on voit la tête du taureau.</text:p>
      <text:p text:style-name="P8"/>
      <text:p text:style-name="P13"><text:span text:style-name="T1">Cette unité est celle du sel dans l'eau, de la couleur dans un tissu teint. La moindre parcelle n' est pas séparée du SOI. Quand on entend la voix, on peut entendre intuitivement sa source. Qui entend ? C'est la source des Bouddhas et des êtres sensibles qui entend. AVALOKITESHVARA a eu le Satori en saisissant la source des sons du monde autour. de lui. Dans le rinzai, on approche cela différemment que dans le soto : On dit qu'on ne devrait jamais s'arrêter de se demander qui entend. Ce genre de question « qui entend ? » devient petit à petit presque inconscient. Pourtant on ne sait toujours pas qui entend. Et puis, un jour : Plaf ! le goulot éclate.</text:span></text:p>
      <text:p text:style-name="P8"/>
      <text:p text:style-name="P13"><text:span text:style-name="T1">Dans le soto c'est la même chose, et ce n'est pas la même chose. C'est naturel et inconscient. Si le chien devant la porte aboie, on l'entend et on sait que c'est un chien qui aboie. Si c'est un enfant qui crie, on fait inconsciemment la différence, on sait que c'est le cri d'un enfant et pas l'aboiement d'un chien ; même si 10.000 personnes nous disent que c'est pas un enfant mais un chien, on n'est pas convaincu. C'est qui qui entend ? BANKEI dit que c'est le non-né, là où l'esprit ne crée aucune pensée. C'est notre nature de bouddha qui entend.</text:span></text:p>
      <text:p text:style-name="P8"/>
      <text:p text:style-name="P13"><text:span text:style-name="T1">N'en faisons pas une longue histoire. Les six sens fusionnent – pas de séparation. Yeux, oreilles, corps, conscience. Dans le Bouddhisme, on considère que le conscience est l'un des sens ; le sens qui coordonne les autres cinq SKANDA. Les six souillures. Dans le HANNYA SHINGYO, on le dit aussi GEN NI BI ZE SHIN I. Quand ça fusionne, c'est SHIKI qui devient KU. Forme devient non-forme. Le phénomène est toujours en changement. Apparaissent, se développent, disparaissent. Nos sens aussi sont en changement continuel. Il faut s'adapter à chaque expérience différente. Il est dit dans le Bouddhisme que le soi permanent est une idée illusoire et ne reflète pas la réalité que nous vivons. Toujours bien l'idée de l'unité des choses. Tous les sutras en parlent, Sensei aussi. Pas le diable sur un côté et le Bouddha sur l'autre.</text:span></text:p>
      <text:p text:style-name="P8"/>
      <text:p text:style-name="P8">On entend dire chez Dogen et chez GENSHA : « Maintenant j'ai compris. Je ne serai plus dupé, abusé par les autres. »</text:p>
      <text:p text:style-name="P8"/>
      <text:p text:style-name="P13"><text:soft-page-break/><text:span text:style-name="T1">Gensha, un moine qui vivait dans les années 800, suivait Maître SEPPO. Un jour il a décidé de faire un pèlerinage. En descendant la montagne, il s'est fait très mal au gros orteil contre un rocher. Il a hurlé.  « Mais puisque ce corps n'existe pas, d'où vient cette douleur ? » demande Gensha. Et il compris (satori). Il est retourné vers son maître en trébuchant. Seppo lui dit : « Alors, tu es parti faire un pèlerinage seulement pour te faire mal au gros orteil ? «  Et Gensha répondit « Je ne serai plus jamais abusé par les gens. » Cet échange est devenu un koan connu dans le Soto. Il ne serait plus jamais dupé par le pouvoir, par le succès, par l'intérêt personnel des hommes. « Seulement Gensha pouvait dire une telle chose » disait un jour Sensei à son sujet. Ce ne sont pas des mots vides.</text:span></text:p>
      <text:p text:style-name="P8"/>
      <text:p text:style-name="P13"><text:span text:style-name="T1">Alors Seppo était content et il lui dit. « Pourquoi ne reprends-tu pas ton voyage ? » (Ceci est devenu un autre koan). Je vais vous raconter l’histoire :</text:span></text:p>
      <text:p text:style-name="P8"/>
      <text:p text:style-name="P8">Seppo dit : « Pourquoi ne reprends-tu pas ton voyage ? »</text:p>
      <text:p text:style-name="P8"/>
      <text:p text:style-name="P8">Gensha répond : « Bodhidharma n'est pas venu en Chine et le premier patriarche n'est pas allé en Inde. »</text:p>
      <text:p text:style-name="P8"/>
      <text:p text:style-name="P8">Ce que Gensha voulait dire tout simplement c'est que Seppo était son seul maître et qu'il ne s'éloignerait plus de ce dharma. Aller au sommet, on ne peut le faire qu'en prenant un chemin, il n'est pas nécessaire d'aller en pèlerinage.</text:p>
      <text:p text:style-name="P8"/>
      <text:p text:style-name="P9">*</text:p>
      <text:p text:style-name="P8"/>
      <text:p text:style-name="P8"/>
      <text:p text:style-name="P8">Dimanche 19 mai </text:p>
      <text:p text:style-name="P8">Zazen du matin</text:p>
      <text:p text:style-name="P8"/>
      <text:p text:style-name="P13"><text:span text:style-name="T1">Hier l'homme a vu la vache. Tous les tableaux qui suivent vont de joie en joie, puis ça transcende la joie. J'ai parlé de Gensha qui s'était fait mal au pied. Je voulais montrer par ça que lorsque les six sens fusionnent, « on a franchi la porte… » – pour se servir de la phrase de KAKOUAN dans son commentaire composé en Chine vers 1200, à la même époque que Dogen vivait au Japon.</text:span></text:p>
      <text:p text:style-name="P8"/>
      <text:p text:style-name="P13"><text:span text:style-name="T1">Les temps n'ont pas beaucoup changés… cela nous concerne tous. Pas de philosophie, des images symboliques. Les illusions – du soi­ – confrontées à la vraie réalité.</text:span></text:p>
      <text:p text:style-name="P16">4. SAISIR LE TAUREAU.</text:p>
      <text:p text:style-name="P5"/>
      <text:p text:style-name="P13"><text:span text:style-name="T1">… Où l'on voit que l'homme a réussi à passer une corde sur la tête de la vache. La vache, elle, essaie de la casser. Elle galope…</text:span></text:p>
      <text:p text:style-name="P8"/>
      <text:p text:style-name="P8"><text:tab/>« Je le saisis dans une lutte terrible,</text:p>
      <text:p text:style-name="P8"><text:tab/>Sa forte volonté, sa puissance sont inépuisables. </text:p>
      <text:p text:style-name="P8"><text:tab/>Il s'élance vers les hauts plateaux,</text:p>
      <text:p text:style-name="P8"><text:tab/>Loin, au-dessus du brouillard</text:p>
      <text:p text:style-name="P8"><text:tab/>Où il se dresse dans un marais impénétrable. »</text:p>
      <text:p text:style-name="P8"/>
      <text:p text:style-name="P13"><text:span text:style-name="T1">L'homme habite longtemps dans la forêt. La réalité c'est lui-même. Et aussi le Dharma. La nature de Bouddha c'est lui-même et beaucoup de choses…</text:span></text:p>
      <text:p text:style-name="P8"/>
      <text:p text:style-name="P8"><text:tab/>« Je l'ai attrapé aujourd'hui.</text:p>
      <text:p text:style-name="P8"><text:tab/>Son engouement pour les paysages déterminant sa direction, </text:p>
      <text:p text:style-name="P8"><text:tab/>désirant une herbe plus tendre, il vagabonde loin. </text:p>
      <text:p text:style-name="P8"><text:tab/>Si je veux qu'il se soumette, je dois lever mon fouet. »</text:p>
      <text:p text:style-name="P8"/>
      <text:p text:style-name="P13"><text:span text:style-name="T1">A la fin, il faut se prendre en main – ne pas se laisser aller, mais plutôt arrêter les vieilles habitudes stupides, les habitudes égoïstes, toujours soi-même, pour soi-même. L'habitude de dormir tout le temps, même en zazen. Se regarder soi-même c'est nécessaire. Il faut se rééduquer, se transformer. Nous avons passé toute une vie à apprendre des conneries. Nous vénérons les jeux, les choses de ce monde. Nous courons après la médaille Olympique, le profit, les honneurs etc. etc. etc. Vous connaissez la musique.</text:span></text:p>
      <text:p text:style-name="P8"/>
      <text:p text:style-name="P8">Mais qu’est-ce qu'un homme bien ? </text:p>
      <text:p text:style-name="P8">Un bon papa, un bon thérapeute.</text:p>
      <text:p text:style-name="P8">Un bon mari, un bon ami.</text:p>
      <text:p text:style-name="P8"/>
      <text:p text:style-name="P8">C'est le summum de notre civilisation.</text:p>
      <text:p text:style-name="P8"/>
      <text:p text:style-name="P13"><text:span text:style-name="T1">Avoir une bonne santé, toujours se protéger , tout ça : c'est être dupé. Comme Gensha disait hier. On passe notre vieillesse à penser à nos enfants, à nos petits enfants <text:s/>: plus de </text:span><text:span text:style-name="T3">ki</text:span><text:span text:style-name="T1">. On est faible. On vit pour rien. On peut toujours aller dans la religion. On croit que ça suffit de faire zazen. Pas vrai ! On s'accroche sur le zazen. « Je fais zazen. Alors je suis bien. » « Je n'ai qu'à flotter dans le courant. L'enseignement dit : ne vous forcez pas, flottez ! Les autres peuvent travailler, moi je médite... » Quand la Voie vous est offerte, quand vous avez la chance de connaître Bouddha, vous avez une grande obligation. Venir juste aux sesshins – c'est comme ça, ne pas aller au dojo, c'est pas du tout prendre ses responsabilités. A un moment on doit donner sans penser. Pas toujours prendre. Celui qui pratique zazen doit donner le plus. Parfois il ne donne pas. Pour les godos, c'est pareil. Juste faire godo, ça ne suffit pas. Je ne suis pas un bon exemple.</text:span></text:p>
      <text:p text:style-name="P8"/>
      <text:p text:style-name="P8"><text:soft-page-break/>Dans le dernier sutra du Sutra Nirvâna, on parle des désirs malsains de l'homme qui suit la vache :</text:p>
      <text:p text:style-name="P8"/>
      <text:p text:style-name="P8">Il cherche à être entouré par les moines ou les nonnes, les bodhisattvas, par le pape ou autre chose ;</text:p>
      <text:p text:style-name="P8">Désir d'avoir de nombreux disciples .</text:p>
      <text:p text:style-name="P8">Désir d'être connu comme étant un sage ou un saint.</text:p>
      <text:p text:style-name="P8"/>
      <text:p text:style-name="P9">*</text:p>
      <text:p text:style-name="P16">5. L'HOMME DOMINE LE TAUREAU</text:p>
      <text:p text:style-name="P8"/>
      <text:p text:style-name="P8"><text:tab/>« Le fouet et la corde sont nécessaires.</text:p>
      <text:p text:style-name="P8"><text:tab/>Autrement il pourrait s'égarer sur la route poussiéreuse. </text:p>
      <text:p text:style-name="P8"><text:tab/>Bien dressé, il devient naturellement doux sans entraves. </text:p>
      <text:p text:style-name="P8"><text:tab/>Il obéit à son maître. »</text:p>
      <text:p text:style-name="P8"/>
      <text:p text:style-name="P8">C'est à dire qu'il le suit. C'est à dire que la tête suit le corps. Pas le contraire...</text:p>
      <text:p text:style-name="P8"/>
      <text:p text:style-name="P13"><text:span text:style-name="T1">Éduqués… nous sommes éduqués pour que le corps suive la tête. La tête ? ce sont les idées, les idéologies. La tête pleine de peurs, ce sont les concepts les catégories... et pour que le corps suive la tête, c'est pas du gâteau !!! Tandis que quand la tête suit le corps – comme vous faites maintenant, comme </text:span><text:span text:style-name="T3">nous</text:span><text:span text:style-name="T1"> sommes en train de le faire…</text:span></text:p>
      <text:p text:style-name="P8"/>
      <text:p text:style-name="P8">Soignez votre expiration !</text:p>
      <text:p text:style-name="P8"/>
      <text:p text:style-name="P13"><text:span text:style-name="T1">KODO SAWAKI a dit : il faut amener les gens. C'est-à-dire ceux qui veulent bien, pour leur montrer : c'est par là, venez avec moi, passez devant moi ! C'est évident pour les nouveaux. C'est aussi vrai pour les anciens…</text:span></text:p>
      <text:p text:style-name="P8"/>
      <text:p text:style-name="P13"><text:span text:style-name="T1">Pourquoi les anciens ne viennent-ils pas me voir ? Ça <text:s/>m'irrite. Je ne suis pas venu pour rien, juste pour parler avec de beaux mots. Ce sont toujours les mêmes qui viennent me voir. Hier nous avons parlé jusqu'à une heure du matin – je ne parle pas d'eux. Pourquoi Jacques ne vient pas ? Pourquoi il médite ? Et les autres ? La vie est courte. Il faut </text:span><text:span text:style-name="T3">la</text:span><text:span text:style-name="T1"> saisir immédiatement.</text:span></text:p>
      <text:p text:style-name="P8"/>
      <text:p text:style-name="P13"><text:span text:style-name="T3">Kaijo</text:span><text:span text:style-name="T1">.</text:span></text:p>
      <text:p text:style-name="P8"/>
      <text:p text:style-name="P9">*</text:p>
      <text:p text:style-name="P15">Dimanche 19 mai</text:p>
      <text:p text:style-name="P8">Zazen 2</text:p>
      <text:p text:style-name="P8"/>
      <text:p text:style-name="P8">(5. DOMESTIQUER LE TAUREAU <text:s/>: suite.)</text:p>
      <text:p text:style-name="P8"/>
      <text:p text:style-name="P13"><text:span text:style-name="T1">Dans le cinquième tableau, on voit l'homme qui a finalement attrapé le taureau et la mène par une corde. Vous savez maintenant ce que la vache veut dire symboliquement. Le poème commence :</text:span></text:p>
      <text:p text:style-name="P8"/>
      <text:p text:style-name="P13"><text:span text:style-name="T1">« Le fouet et la corde sont nécessaires… »</text:span></text:p>
      <text:p text:style-name="P8"/>
      <text:p text:style-name="P13"><text:span text:style-name="T1">Des fois Sensei – Deshimaru demandait aussi le kyosaku, même une fois le rensaku... Quoi qu'il en soit la vache s'égare facilement aussi. On peut devenir doux.. <text:s/>pas mous, doux. Sensei, lui, n'était pas toujours doux, loin de là. Mais sa nature de Bouddha était douce comme du coton.</text:span></text:p>
      <text:p text:style-name="P8"/>
      <text:p text:style-name="P8">MENMITSU. C'est le contraire de ZUSAN, barbare, rude. Et le poème finit avec :</text:p>
      <text:p text:style-name="P8"/>
      <text:p text:style-name="P8">« Alors, sans entraves il obéit à son maître. »</text:p>
      <text:p text:style-name="P8"/>
      <text:p text:style-name="P8">Ça veut dire beaucoup de choses. Ça veut dire, par exemple, que la vache suit sa nature, sa vraie nature. Ça veut aussi dire que l'homme s'est dompté de lui-même.</text:p>
      <text:p text:style-name="P8"/>
      <text:p text:style-name="P13"><text:span text:style-name="T1">Le fouet et la corde sont nécessaires. Il y a certaines personnes que je taquine depuis le début pour de bonnes raisons et aujourd'hui leur posture a complètement changé : une posture active. Plus de posture molle : une posture vivante...</text:span></text:p>
      <text:p text:style-name="P8"/>
      <text:p text:style-name="P8">Un moine dit un jour à Joshu durant ses voyages :</text:p>
      <text:p text:style-name="P8"/>
      <text:p text:style-name="P13"><text:span text:style-name="T1">« Depuis bâton que j'ai quitté Chang-an, je n'ai frappé personne avec mon bâton. »</text:span></text:p>
      <text:p text:style-name="P8"/>
      <text:p text:style-name="P8">Joshu répondit :</text:p>
      <text:p text:style-name="P8">« Cela prouve que le bâton était trop court. »</text:p>
      <text:p text:style-name="P8"/>
      <text:p text:style-name="P13"><text:span text:style-name="T1">Une posture devient comme un miroir, ni intérieur ni extérieur… Il y a cinq ou six ans j'avais beaucoup de difficultés, je passais par un moment dur. Et Étienne me dit après un zazen – il était assis juste derrière moi : « Mon vieux, qu'est ce que t'arrive ? Ça ne va pas du tout ! » J'étais bien étonné je ne parlais à personne. Mais ça se voyait… Comment on tient le dos, la nuque, la tête, et quand on sait cela on peut arranger sa tête au travers de son corps.</text:span></text:p>
      <text:p text:style-name="P8"/>
      <text:p text:style-name="P13"><text:span text:style-name="T1">Si vous allez mal, très mal, observez votre posture : les épaules horizontales, la tête complètement au dessus des épaules. Faites-le devant un miroir. Et très rapidement le corps amène l'esprit non seulement dans la bonne direction mais complètement sur la voie. On voit les gens bien éveillés.</text:span></text:p>
      <text:p text:style-name="P8"><text:soft-page-break/></text:p>
      <text:p text:style-name="P8">Ne laissez pas tomber vos mains.</text:p>
      <text:p text:style-name="P8"/>
      <text:p text:style-name="P8">Voici le commentaire du cinquième tableau : </text:p>
      <text:p text:style-name="P8"/>
      <text:p text:style-name="P8"><text:tab/>Quand une pensée vient, une autre suit.</text:p>
      <text:p text:style-name="P8"><text:tab/>Quand la première pensée surgit de l'illusion de sa nature originelle,</text:p>
      <text:p text:style-name="P13"><text:span text:style-name="T1"><text:tab/>toutes les pensées suivantes sont vraies…</text:span></text:p>
      <text:p text:style-name="P8"><text:tab/>A travers l'illusion.</text:p>
      <text:p text:style-name="P8"/>
      <text:p text:style-name="P13"><text:span text:style-name="T1">L'illusion n'est pas causée par l'objectivité, elle est le résultat de la subjectivité.</text:span></text:p>
      <text:p text:style-name="P8"/>
      <text:p text:style-name="P13"><text:span text:style-name="T1">Tenez l'anneau du nez bien serré et n'admettez pas même un doute…</text:span></text:p>
      <text:p text:style-name="P8"/>
      <text:p text:style-name="P13"><text:span text:style-name="T1">Qu'est ce que doute ? C'est encore pensée ! Quand une pensée survient, une autre suit. Quand une pensée survient, la même pensée peut revenir et revenir et revenir. Cela s'appelle l'obsession. Sensei disait souvent qu'on était des obsédés : de l'alcool, du sexe… Quoiqu'il en soit, nous ne pouvons pas effacer une pensée par une autre pensée. Alors, comment faire ?</text:span></text:p>
      <text:p text:style-name="P8"/>
      <text:p text:style-name="P8">La posture.</text:p>
      <text:p text:style-name="P8"/>
      <text:p text:style-name="P13"><text:span text:style-name="T1">Je n'arrête pas de parler de la posture. Ne laissez pas tomber la tête en avant ! Certaines personnes (je pense à Paris) qui pratiquent depuis cinq, dix, quinze ans ont toujours la tête en avant. Ils pensent… ou ils dorment. On ne voit pas cette posture chez les gens du matin, dans la semaine. Les personnes du matin viennent régulièrement, leur postures sont exactes. Mais le samedi, c'est autre chose ! On voit des anciens, ils viennent un samedi sur deux, un samedi sur quatre, et ils ont des postures complètement amochées.</text:span></text:p>
      <text:p text:style-name="P8"/>
      <text:p text:style-name="P8">Quoiqu'il en soit, l'essence du zazen c'est le produit de la non-pensée par le non-produit de pensées.</text:p>
      <text:p text:style-name="P8"/>
      <text:p text:style-name="P8">— Kyosaku !­</text:p>
      <text:p text:style-name="P13"><text:span text:style-name="T1">Quand vous donnez le kyosaku, il ne faut pas sauter, ni le donner trop haut non plus.</text:span></text:p>
      <text:p text:style-name="P8">« Si vous ne savez pas, disait un maître, d'où viennent vos pensées, vous ne pouvez pas connaître la racine de la naissance et de la mort. »</text:p>
      <text:p text:style-name="P8"/>
      <text:p text:style-name="P13"><text:span text:style-name="T1">Ceux qui n'ont pas de véritable aspiration pour l'éveil ou la Voie ne réalisent pas les erreurs de leur esprit parce que leur effort en zazen n'est pas poursuivi. Ceci est très important. Et bien que, de temps en temps, ils arrivent à supprimer leurs petites pensées, ils ignorent leurs grandes pensées…</text:span></text:p>
      <text:p text:style-name="P8"/>
      <text:p text:style-name="P8">Le commentaire dit :</text:p>
      <text:p text:style-name="P8"/>
      <text:p text:style-name="P8"><text:soft-page-break/><text:tab/>« L'illusion n'est pas créée par l'objectivité, </text:p>
      <text:p text:style-name="P8"><text:tab/>Elle est créée par la subjectivité. »</text:p>
      <text:p text:style-name="P8"/>
      <text:p text:style-name="P13"><text:span text:style-name="T1">Toujours bien ennuyeux ce genre de discours, je trouve. Abstrait. Il faut penser avec le frontal pour le comprendre. Alors cela veut dire : l’illusion ne vient pas du monde objectif mais de notre propre esprit subjectif.</text:span></text:p>
      <text:p text:style-name="P8"/>
      <text:p text:style-name="P8">Sixième tableau cet après midi.</text:p>
      <text:p text:style-name="P8"/>
      <text:p text:style-name="P9">*</text:p>
      <text:p text:style-name="P8"/>
      <text:p text:style-name="P13"><text:span text:style-name="T1">Pas trop bouger ! Surtout si vous êtes en face du godo. Dans quelques minutes, mondo et puis zazen. La longueur de zazen dépend de la longueur des mondos.</text:span></text:p>
      <text:p text:style-name="P8"/>
      <text:p text:style-name="P10">MONDO</text:p>
      <text:p text:style-name="P8"/>
      <text:p text:style-name="P13"><text:span text:style-name="T1">Certains anciens qui ne posent pas de questions pourraient en poser. Ça ne fait rien si les questions sont stupides. A questions stupides, réponses stupides. Une fois en faisant zazen avec Sensei, il y avait le mondo. Personne ne demandait rien. Il a dit « On retourne au zazen. » Alors, je me suis levé et j'ai demandé n'importe quoi. « Comment se fait il que vous ayez de grandes oreilles. C'est de naissance ? »</text:span></text:p>
      <text:p text:style-name="P8"/>
      <text:p text:style-name="P13"><text:span text:style-name="T4">Question 1</text:span><text:span text:style-name="T1"> (Traduit) : </text:span><text:span text:style-name="T3">Je pratique depuis un mois, trouve tout ça bizarre odeur dans le dojo, le kimono noir, la posture comme ci comme ça, la </text:span><text:span text:style-name="T1">genmai</text:span><text:span text:style-name="T3"> je n'aime pas, le chant japonais. Pourquoi cet imitation ? Moi je suis européenne, pas japonaise. Peut être ça a un sens, mais je ne le vois pas.</text:span></text:p>
      <text:p text:style-name="P8"/>
      <text:p text:style-name="P13"><text:span text:style-name="T4">Godo</text:span><text:span text:style-name="T1"> : Et toi, qu'est-ce que tu aimes faire ?</text:span></text:p>
      <text:p text:style-name="P8"/>
      <text:p text:style-name="P13"><text:span text:style-name="T3">— Me promener dans la Nature, faire des Arts Martiaux. Je pratique beaucoup les Arts Martiaux.</text:span></text:p>
      <text:p text:style-name="P8"/>
      <text:p text:style-name="P13"><text:span text:style-name="T1">— Ici ce n'est pas plus de l'imitation que les Arts Martiaux. Il y a des raisons pour tout cela, le kimono noir, la posture de méditation. Le noir c'est pas une couleur, ça ne distrait pas, au contraire des autres couleurs. Le kolomo vient de Chine, le kesa de l'Inde, le kimono du Japon, les sous-vêtements de Paris. La </text:span><text:span text:style-name="T3">genmai</text:span><text:span text:style-name="T1"> c'est du riz complet avec des légumes, c'est sain. Je peux comprendre que vous n'aimiez pas. Les choses que nous faisons ne sont pas exotiques, simplement universelle et simple. Pour l'</text:span><text:span text:style-name="T3">Hannya Shingyo</text:span><text:span text:style-name="T1"> en japonais, certains dojos aux Etats Unis l'ont traduit en Anglais et le chantent en Anglais. Mais que comprennent­-ils avec leurs cerveaux frontal ? L'</text:span><text:span text:style-name="T3">Hannya</text:span><text:span text:style-name="T1"> </text:span><text:span text:style-name="T3">Shingyo</text:span><text:span text:style-name="T1"> est un mantra, c'est le son qui est important, pas le sens, même s'il est profond, le sens. Petit à petit vous le sentirez. C'est pareil pour les </text:span><text:span text:style-name="T3">sanpai</text:span><text:span text:style-name="T1">. Tout cela, c'est le retour à la condition normale, </text:span><text:soft-page-break/><text:span text:style-name="T1">simple, non intellectuelle. Nous on pratique la </text:span><text:span text:style-name="T3">genmai</text:span><text:span text:style-name="T1">, vous les arts martiaux puisque vous aimez ça.</text:span></text:p>
      <text:p text:style-name="P8"/>
      <text:p text:style-name="P10"/>
      <text:p text:style-name="P13"><text:span text:style-name="T4">Question 2</text:span><text:span text:style-name="T1"> : <text:s/></text:span><text:span text:style-name="T3">Sur le cinquième tableau, la vache : le Dharma ou la Voie. Je ne comprends pas le rapport entre la domestication et le Dharma. Le taureau et la vache.</text:span></text:p>
      <text:p text:style-name="P12"/>
      <text:p text:style-name="P13"><text:span text:style-name="T4">Godo</text:span><text:span text:style-name="T1"> : Ça embrasse les contraires, la vache représente Nature de bouddha. Aussi ça représente l'homme lui-même, ce qu'il cherche, ses doutes et ses confusions.</text:span></text:p>
      <text:p text:style-name="P8"/>
      <text:p text:style-name="P13"><text:span text:style-name="T1">L'homme se sert de cette image. La vache comme symbole de l'Inde, la pureté, la recherche du sacré ; l'autre c'est la réalité. L'ensemble des dessins devient un + et puis disparaissent complètement.</text:span></text:p>
      <text:p text:style-name="P8"/>
      <text:p text:style-name="P8">— Comment vois-tu la vache ?</text:p>
      <text:p text:style-name="P8"/>
      <text:p text:style-name="P12">— Je ne sais pas.</text:p>
      <text:p text:style-name="P8"/>
      <text:p text:style-name="P13"><text:span text:style-name="T1">— La vache est soi-même, on cherche notre vraie nature, la nature de Bouddha. Ce que l'on fouette, ce n'est pas Bouddha, c'est l'homme. Bodhidharma dit : rien de sacré. Et pourtant on est sacré.</text:span></text:p>
      <text:p text:style-name="P8"/>
      <text:p text:style-name="P8">Je pense qu'il faut donner à ces tableaux le plus de profondeur que l'on peut. Ta question est bien, mais ce n'est que 2 + 2 = 4, ta question.</text:p>
      <text:p text:style-name="P8"/>
      <text:p text:style-name="P12">(Gassho)</text:p>
      <text:p text:style-name="P8"/>
      <text:p text:style-name="P8">Jacques, il faut que tu poses une question.</text:p>
      <text:p text:style-name="P8"/>
      <text:p text:style-name="P13"><text:span text:style-name="T4">Question 3</text:span><text:span text:style-name="T1"> : <text:s/></text:span><text:span text:style-name="T3">Il y a souvent des critiques sur les responsables de la sangha. Pourquoi n'y a-t-il pas de plus grande unité dans la Sangha ?</text:span></text:p>
      <text:p text:style-name="P8"/>
      <text:p text:style-name="P13"><text:span text:style-name="T4">Godo</text:span><text:span text:style-name="T1"> : C'est très français. Les Américains ne critiquent pas tellement, mais leur sangha est moins unie que nous. Il y a plusieurs sorte de critiques : ­celle du petit ego, des phénomènes... nous sommes tous un peu stupides. Et les critiques de Bouddha. Bouddha a critiqué Devadatta ; le Christ, on l'a crucifié à cause de cela.</text:span></text:p>
      <text:p text:style-name="P8">Tu parles de quelles critiques ?</text:p>
      <text:p text:style-name="P8"/>
      <text:p text:style-name="P12">— Toutes.</text:p>
      <text:p text:style-name="P8"/>
      <text:p text:style-name="P13"><text:span text:style-name="T1">— Il faut critiquer aussi, c'est bien, il faut parler, dire c'est pas vrai! pas juste! C'est nécessaire entre nous. Mais personnellement ça me fatigue, je n'écoute pas trop. Je regarde. Je ne suis ni attristé, ni horrifié, ni amusé, ni intrigué, juste fatigué. Il faut pouvoir entendre la connerie </text:span><text:soft-page-break/><text:span text:style-name="T1">humaine et voir aussi autre chose. Ça : la nature originelle, et ainsi on est émerveillé.</text:span></text:p>
      <text:p text:style-name="P8"/>
      <text:p text:style-name="P8">Mais de quelles critiques parles-tu exactement ?</text:p>
      <text:p text:style-name="P8"/>
      <text:p text:style-name="P12">— Des remises en causes des godos.</text:p>
      <text:p text:style-name="P8"/>
      <text:p text:style-name="P8">— Oh, tu parles de choses précises. Parfois il faut dégonfler la personne dans son ego, aussi il y a l'évolution, nous, les godos, sommes en changement. Il y a le phénomène de rejet, qui est bon. Comme une mère qui jette son enfant. Ne te fais pas de soucis, dans la sangha nous avons une bonne cohésion. Nous avons sur cette terre la sangha la plus grande et la plus pauvre, c'est très beau. Aux USA, il sont très riches. Mais en tant que participants. . .</text:p>
      <text:p text:style-name="P8"/>
      <text:p text:style-name="P13"><text:span text:style-name="T1">Depuis vingt ans, j'essaie de ne pas trop faire de relation dans la sangha. Ne pas obscurcir les relations avec mes petits besoins personnels, garder les relations de nature originelle. Pas vouloir créer de relations amicales ou de sexe mais des relations de terre fraîche. Ainsi fonctionne le vrai godo.</text:span></text:p>
      <text:p text:style-name="P8"/>
      <text:p text:style-name="P12">(Gassho)</text:p>
      <text:p text:style-name="P8"/>
      <text:p text:style-name="P8">Jacques, à toi.</text:p>
      <text:p text:style-name="P8"/>
      <text:p text:style-name="P13"><text:span text:style-name="T4">Jacques</text:span><text:span text:style-name="T1"> :</text:span><text:span text:style-name="T3"> Dans la pratique du zen, il aurait le cœur. Est-ce que la transformation de ton esprit passe par le cœur ?</text:span></text:p>
      <text:p text:style-name="P8"/>
      <text:p text:style-name="P13"><text:span text:style-name="T4">Godo</text:span><text:span text:style-name="T1"> : Le zen obscurci le cœur souvent. Mais en vérité le cœur et l'esprit sont la même chose. Nous avons choisi le mot  « esprit » dans la traduction du japonais ; mais on aurait pu choisir le mot « cœur »... Aussi, le cœur c’est la compassion.</text:span></text:p>
      <text:p text:style-name="P8"/>
      <text:p text:style-name="P12">— Qu'est ce que la compassion ? </text:p>
      <text:p text:style-name="P8"/>
      <text:p text:style-name="P8">— Et pour toi ?</text:p>
      <text:p text:style-name="P8"/>
      <text:p text:style-name="P12">— Etre responsable.</text:p>
      <text:p text:style-name="P8"/>
      <text:p text:style-name="P13"><text:span text:style-name="T1">— Avoir la sagesse </text:span><text:span text:style-name="T3">avec</text:span><text:span text:style-name="T1"> la compassion. La compassion, ce n'est pas l'amour (couple), la dualité: ceci est l'amour égoïste. La compassion c'est autre chose. C'est sans séparation, c'est très important dans le zen, le mahayana. S'éveiller soi-même pour les autres. Ton esprit devient l'esprit de tout le monde. Je suis éveillé, alors tout le monde est éveillé. Je ne peux pas dire que je viens ici pour enseigner. Je viens avec l'idée que peut être je vais être enseigné. Si vous m'enseignez, je vous remercie. Si je réagis envers toi c'est aussi pour que tu m'enseignes. Tu m'enseignes en ce moment. Ça c'est le cœur.</text:span></text:p>
      <text:p text:style-name="P8"/>
      <text:p text:style-name="P8"/>
      <text:p text:style-name="P13"><text:span text:style-name="T4">Question 5</text:span><text:span text:style-name="T1"> : Dans cette sesshin, on refuse les enfants. Faut-il choisir les enfants ou la pratique ?</text:span></text:p>
      <text:p text:style-name="P8"><text:soft-page-break/></text:p>
      <text:p text:style-name="P13"><text:span text:style-name="T4">Godo</text:span><text:span text:style-name="T1"> : Tu est là, ça c'est important.</text:span></text:p>
      <text:p text:style-name="P13"><text:span text:style-name="T1">Il faut faire attention à ça, dans la Sangha : ne pas trop développer le côté d'amener ses enfants, car ça veut dire un couple avec une chambre. Une sesshin, c'est couper la vie sociale, couper avec son mari aussi. Ce n'est pas une pratique pour les enfants mais pour les adultes. Ce n'est pas une pratique gentille, c'est difficile. Aux USA, ils font des crèches. Ils dérivent les trois Trésors : « Buddha, Dharma and Diapers », « Bouddha, Dharma et les couches ». Ils parlent de comment éduquer les enfants au zen. Où ça nous mène, cela ?</text:span></text:p>
      <text:p text:style-name="P8"/>
      <text:p text:style-name="P8">C'est bien d'avoir des enfants, de le vivre, mais ça a peu d'importance... J'ai oublié ce que je voulais dire, mais tu comprends.</text:p>
      <text:p text:style-name="P8"/>
      <text:p text:style-name="P8">Sensei ne voulait pas les enfants. Après les enfants, quoi d’autre, les chiens ? Nous, femmes et hommes, nous sommes en première ligne, la posture enseignée, la lignée spirituelle, sans tampons, sans papiers, sans se faire chier, mais la lignée est la posture, sans traces. Ne pas être large (les enfants, les chiens), mais profonds. Pour que la transmission soit forte et qu'elle continue à se transmettre, il faut être profonds, pas larges.</text:p>
      <text:p text:style-name="P8"/>
      <text:p text:style-name="P8"/>
      <text:p text:style-name="P9">*</text:p>
      <text:p text:style-name="P8"/>
      <text:p text:style-name="P8">ZAZEN</text:p>
      <text:p text:style-name="P8"/>
      <text:p text:style-name="P13"><text:span text:style-name="T1">Ne faites pas de bruit avec la respiration – je l'entends jusqu'ici.</text:span></text:p>
      <text:p text:style-name="P8"/>
      <text:p text:style-name="P13"><text:span text:style-name="T1">A propos du mondo, le taureau et l'homme, la vache et l'homme. Rappelez-vous que dans le premier tableau, l'homme recherche la vache. Dans les commentaires il est dit : « Le taureau n'a jamais été égaré. » Alors ? le <text:s/>rechercher ? L'homme dit « je ne le trouve pas, » c'est parce que « je suis éloigné de ma vraie nature.... » Qui s'est égaré ? C'est plutôt l'homme lui-­même. La nature de bouddha s’est égarée, cachée, dans les hautes herbes.</text:span></text:p>
      <text:p text:style-name="P16">6. LE RETOUR SUR LE DOS DU TAUREAU.</text:p>
      <text:p text:style-name="P8"/>
      <text:p text:style-name="P8">Voici le poème :</text:p>
      <text:p text:style-name="P8"/>
      <text:p text:style-name="P13"><text:span text:style-name="T1"><text:tab/>« Sur le dos du taureau, lentement je retourne à la maison. » </text:span></text:p>
      <text:p text:style-name="P8">(Ça veut dire beaucoup de choses : la maison c'est son corps. Ou c’est aussi le tigre qui retourne dans la forêt ou dans la montagne. Esprit du tigre c'est l'esprit de zazen.)</text:p>
      <text:p text:style-name="P8"><text:tab/></text:p>
      <text:p text:style-name="P8"><text:tab/>« Le chant de ma flûte vibre dans le soir,</text:p>
      <text:p text:style-name="P8"><text:tab/>Je dirige le rythme sans fin avec mes doigts</text:p>
      <text:p text:style-name="P8"><text:tab/>En battant la cadence de l'harmonie palpitante.</text:p>
      <text:p text:style-name="P8"><text:tab/>Quiconque entendra cette mélodie me rejoindra. »</text:p>
      <text:p text:style-name="P8"/>
      <text:p text:style-name="P8">Voilà , pas de lutte.</text:p>
      <text:p text:style-name="P8"/>
      <text:p text:style-name="P8">Commentaires :</text:p>
      <text:p text:style-name="P8">« Cette lutte est terminée. Gain et perte s’équivalent. Je chante la chanson du bûcheron du village, je joue les airs des enfants. Sur le dos du taureau j'observe les nuages. »</text:p>
      <text:p text:style-name="P8"/>
      <text:p text:style-name="P8">(C'est symbolique, les illusions, les nuages là-haut quittent la terre, KU. )</text:p>
      <text:p text:style-name="P8"/>
      <text:p text:style-name="P13"><text:span text:style-name="T1">« Je monte toujours, qu'importe celui qui souhaite me faire revenir. »</text:span></text:p>
      <text:p text:style-name="P8"/>
      <text:p text:style-name="P13"><text:span text:style-name="T1">L'homme n'est plus concerné par le gain ou la perte. J'observe les nuages là-haut, l'homme est dans le monde, mais plus concerné par le monde, devenu trop spirituel. Personne ne peut me faire revenir. C'est l'homme de la Voie. Chaque matin il se lève, il va au dojo, il croise les gens qui sortent des discothèques. On se souvient de son passé, bien pété à sept heures du matin...</text:span></text:p>
      <text:p text:style-name="P8"/>
      <text:p text:style-name="P13"><text:span text:style-name="T1">« J'observe les nuages là-haut. » C'est comme si il renonçait à la vie et allait s'installer là-haut dans les Himalayas. Mais en vérité, il renonce à l'action mais pas à la pensée. Il pense autant au sommet des Himalaya que dans les égouts à Paris. Quoiqu'il en soit, il est heureux et joue avec les enfants.</text:span></text:p>
      <text:p text:style-name="P8"/>
      <text:p text:style-name="P8">Poème traduit de Ryokan, le moine qui jouait toujours avec les enfants .</text:p>
      <text:p text:style-name="P8"/>
      <text:p text:style-name="P8"><text:tab/>« Composer des poèmes,</text:p>
      <text:p text:style-name="P8"><text:tab/>Faire rebondir la balle,</text:p>
      <text:p text:style-name="P8"><text:tab/>Flâner dans les champs,</text:p>
      <text:p text:style-name="P8"><text:tab/>Suivre juste le choix de son cœur. »</text:p>
      <text:p text:style-name="P8"/>
      <text:p text:style-name="P8">Aussi je pense au mondo sur le cœur. A la fin on vient ici pour le cœur. Qu'importe les raisons, à la fin, c'est le cœur.</text:p>
      <text:p text:style-name="P17"><text:span text:style-name="T6">7. LE TAUREAU TRANSCENDÉ</text:span><text:span text:style-name="T1">.</text:span></text:p>
      <text:p text:style-name="P8"/>
      <text:p text:style-name="P8">On peut même dire « bouddha » transcendé ! Image et symbole ne sont pas fixes. Deux plus deux ne font pas quatre.</text:p>
      <text:p text:style-name="P8"/>
      <text:p text:style-name="P8">Voici le poème:</text:p>
      <text:p text:style-name="P8"/>
      <text:p text:style-name="P8"><text:tab/>« Sur le dos du taureau je suis de retour. »</text:p>
      <text:p text:style-name="P8">(Le taureau aussi peut se reposer.)</text:p>
      <text:p text:style-name="P8"><text:tab/>« Je suis serein, tout est en harmonie. </text:p>
      <text:p text:style-name="P8"><text:tab/>L'aurore est venue.</text:p>
      <text:p text:style-name="P8"><text:tab/>Dans ce doux repos dans ma chaumière,</text:p>
      <text:p text:style-name="P8"><text:tab/>J'ai abandonné le fouet et la corde. »</text:p>
      <text:p text:style-name="P8"/>
      <text:p text:style-name="P13"><text:span text:style-name="T1">Il s'est dompté lui-même, dressé lui-même, il s'est apprivoisé. Non, Sensei n'a jamais dompté personne. Si ses disciples se sont dompté, c'est grâce à eux-mêmes. Le maître, montre le chemin, amène la vache à l'eau, mais ne peut boire pour lui . I1 est redevenu naturel et doux, pas mou, mais doux. Est-ce que nous sommes devenus doux, nous qui avons pratiqué longtemps ? Laurent, Jean-Pierre, E. Ça me fait penser à la question dans le mondo sur les critiques. Les gens se reposent même en pleine activité, en pleine critique. C'est à dire on abandonne le fouet, la corde. Je vois bien Laurent se reposer.</text:span></text:p>
      <text:p text:style-name="P8"/>
      <text:p text:style-name="P8">Commentaire :</text:p>
      <text:p text:style-name="P8">« Tout est une seule loi, la loi universelle, le Dharma. Nous sommes seulement un sujet temporelle, le taureau. C'est comme la relation entre le lapin et le collet, l' or et la scorie, ou la lune émergeant du nuage. » </text:p>
      <text:p text:style-name="P13"><text:span text:style-name="T1">(Les nuages sont les bonnos ; la lune c'est l'harmonie ; le ciel, c'est </text:span><text:span text:style-name="T3">ku</text:span><text:span text:style-name="T1">. La pleine lune c'est l'esprit qui brille et pénètre toute chose.) </text:span></text:p>
      <text:p text:style-name="P13"><text:span text:style-name="T1">« La lune émerge des nuages, c'est le sentier de claire lumière, le voyage dans le temps sans fin », d'avant la création. Je continue demain.</text:span></text:p>
      <text:p text:style-name="P8"/>
      <text:p text:style-name="P13"><text:span text:style-name="T1">Ce soir, on va faire un </text:span><text:span text:style-name="T3">kito</text:span><text:span text:style-name="T1">. Un kito, c'est comme une pétition <text:s/>: c'est de la magie, mais si on y croit, ça peut être efficace, quelque chose vient. Kito vient de l'ancienne religion... Ne te gratte pas, Jacques ! Nous allons faire le kito pour deux personnes très malades, pour les aider dans les directions qu'elles doivent prendre. Nous pouvons aider à changer le karma des gens véritablement. C'est pour Véronique Jordan et Eliane Vernet.</text:span></text:p>
      <text:p text:style-name="P8"/>
      <text:p text:style-name="P13"><text:span text:style-name="T3">Kaijo</text:span><text:span text:style-name="T1">.</text:span></text:p>
      <text:p text:style-name="P8"/>
      <text:p text:style-name="P8">Pas bouger. Pas bouger.</text:p>
      <text:p text:style-name="P8"/>
      <text:p text:style-name="P8">*</text:p>
      <text:p text:style-name="P8"/>
      <text:p text:style-name="P8">Lundi matin, lO H 30.</text:p>
      <text:p text:style-name="P8"/>
      <text:p text:style-name="P8"><text:soft-page-break/>D'abord, lever la tête, tender la nuque. Et après, on rentre le menton. Si on fait l'inverse, d'abord le menton, après la nuque, alors la tête tombe. Il faut avoir la tête bien sur les épaules.</text:p>
      <text:p text:style-name="P8"/>
      <text:p text:style-name="P8">Laissez passer les pensées.</text:p>
      <text:p text:style-name="P8"/>
      <text:p text:style-name="P13"><text:span text:style-name="T1">Le cercle vide. </text:span><text:span text:style-name="T3">Ku</text:span><text:span text:style-name="T1">, l'invisible – beaucoup d'histoires se réfèrent à l'invisible – le phénomène de non-phénomène.</text:span></text:p>
      <text:p text:style-name="P8"/>
      <text:p text:style-name="P13"><text:span text:style-name="T1">Ungo, dans les années 800, suivait beaucoup de maîtres depuis un très jeune âge. Des maîtres qui lui enseignaient tout le canon bouddhique, les écrits des patriarches. Arrivé à l'âge de vingt-cinq ans, il abandonna tout ça. Il disait « Pourquoi l'homme normal serait entravé par des règles et par les lois ? » Dans le mondo avec Lucienne, j'ai dit : « Même prendre l'ordination de moine ou de bodhisattva n'est pas un engagement. » Ça ne veut pas dire qu'on n'est pas engagé. Le zen, c'est le très grand véhicule. Même chez les Tibétains on ne dit pas cela. Chez eux, il y a complètement un engagement : si vous êtes ceci, vous faites cela. Ici nous faisons comme nous voulons. </text:span><text:span text:style-name="T3">Il faut comprendre</text:span><text:span text:style-name="T1"> : ce n'est pas du tout du laisser-aller, comme vous pouvez le constater, ici et maintenant.</text:span></text:p>
      <text:p text:style-name="P8"/>
      <text:p text:style-name="P13"><text:span text:style-name="T1">Ungo faisait zazen dans un ermitage, seul très visible les êtres célestes le voyaient bien et lui apportaient sa nourriture. Un jour, il entend parler de Maître Tosan, grand maître de la lignée soto. Ils ont eu un mondo que je ne répéterai pas maintenant. Ungo fut profondément marqué par ce mondo : pas de canon, pas de règles, pas d'entraves. Il retourna à l'ermitage. Il n'y eut plus d'êtres célestes pour lui apporter sa nourriture. Il était devenu invisible.</text:span></text:p>
      <text:p text:style-name="P8"/>
      <text:p text:style-name="P13"><text:span text:style-name="T1">Quand j'étais gardien de sécurité dans un pavillon de l'ambassade des U.S.A. , je marchais avec la respiration. On ne me voyait plus, et aussi les gens responsables ne me donnait plus à boire ni à manger. Dans le cas de Ungo, qui n'est pas moi, il n'y a plus de différence entre soi et les autres. Plus de spectateur – plus d'acteur non plus.</text:span></text:p>
      <text:p text:style-name="P8"/>
      <text:p text:style-name="P13"><text:span text:style-name="T3">Ku</text:span><text:span text:style-name="T1">.</text:span></text:p>
      <text:p text:style-name="P8"/>
      <text:p text:style-name="P8">C'est un état qui existe. Il y a certaines personnes, moines, qui vivent ainsi. Un peu comme dans le nirvâna.</text:p>
      <text:p text:style-name="P8"/>
      <text:p text:style-name="P8"/>
      <text:p text:style-name="P8">*</text:p>
      <text:p text:style-name="P8"/>
      <text:p text:style-name="P8">Premier zazen, lundi matin.</text:p>
      <text:p text:style-name="P8"/>
      <text:p text:style-name="P8">Visez bien.</text:p>
      <text:p text:style-name="P8"/>
      <text:p text:style-name="P13"><text:span text:style-name="T3">Kinhin</text:span><text:span text:style-name="T1">.</text:span></text:p>
      <text:p text:style-name="P8"><text:soft-page-break/></text:p>
      <text:p text:style-name="P8">Levez la tête, ne laissez pas tomber la tête. Ça ne veut pas dire que pour une seconde, et puis la laisser retomber. Je parle de Jacques. Pendant l'expiration, il faut pousser une main contre l'autre et contre le sternum.</text:p>
      <text:p text:style-name="P8"/>
      <text:p text:style-name="P13"><text:span text:style-name="T1">Je termine le septième tableau, LE TAUREAU TRANSCENDE. Il n'y a plus de taureau. C’est celui que je préfère, on voit l'homme tout seul dans sa hutte, heureux. Le commentaire de ce tableau se termine avec la phrase : « C'est la claire lumière. » Dans la claire lumière on voyage à travers le temps sans fin. Dans le zen, on ne parle pas tellement de la lumière, alors que les Tibétains en parlent beaucoup. Dans le </text:span><text:span text:style-name="T3">Zazenshin</text:span><text:span text:style-name="T1">, Maître Wanshi dit: « Illuminé sans dépendre d'aucune relation » signifie que l'illumination brille de sa propre lumière. Le texte de Wanshi est extrêmement profond, je l'ai travaillé longtemps avec Sensei. On a passé des mois à essayer de le mettre en anglais intelligible. Alors illuminé, ça dépend d'aucune relation, la vache est partie, n'existe plus. Cela ne veut pas dire qu'elle ne retournera pas.</text:span></text:p>
      <text:p text:style-name="P8"/>
      <text:p text:style-name="P13"><text:span text:style-name="T1">Le zen rinzai a crée ces tableaux car chez les rinzai il est toujours question de progression, progrès vers le satori. On passe d'un koan à l'autre koan. Mais chez nous c'est beaucoup plus flexible. Sensei est un homme de satori, il fallait recevoir le </text:span><text:span text:style-name="T3">rensaku</text:span><text:span text:style-name="T1"> quand il le disait. Quand les cornes de taureau réapparaissaient.</text:span></text:p>
      <text:p text:style-name="P8"/>
      <text:p text:style-name="P13"><text:span text:style-name="T1">Je continue. Wanshi dit : « Son intelligence c'est l'intelligence de la lumière, la lumière de l'homme, son intelligence n'a pas d'autre partenaire. Elle brille seule dans le monde. C'est semblable au poisson qui nage librement dans une eau transparente, si claire qu'on y voit jusqu'au fond. Semblable à l'oiseau qui vole librement dans le ciel sans limite. » C'est une image très forte. Créée par Wanshi et puis utilisé par Nyojo et puis par Dogen qui a beaucoup développé ce thème. D'ailleurs Sensei m'a écrit sur un de mes rakusus exactement cette phrase-là.</text:span></text:p>
      <text:p text:style-name="P8"/>
      <text:p text:style-name="P13"><text:span text:style-name="T1">Alors le taureau est transcendé : plus besoin de relations dualistes. La lumière brille d'elle-même.</text:span></text:p>
      <text:p text:style-name="P8"/>
      <text:p text:style-name="P8"/>
      <text:p text:style-name="P9">*</text:p>
      <text:p text:style-name="P8"/>
      <text:p text:style-name="P8"/>
      <text:p text:style-name="P17"><text:span text:style-name="T6">8. LE TAUREAU ET LE MOI TOUS DEUX TRANSCENDÉS</text:span><text:span text:style-name="T1">.</text:span></text:p>
      <text:p text:style-name="P8"/>
      <text:p text:style-name="P13"><text:span text:style-name="T1">Le huitième tableau. Beaucoup de gens terminent les tableaux des vaches avec ce huitième tableau. Dans le tableau on voit un cercle vide, ku, </text:span><text:span text:style-name="T3">sunyata</text:span><text:span text:style-name="T1">, satori, mais heureusement on s'arrête pas là. Peut-être c'est là où s'arrête la pratique hinayana. A l'éveil on n'existe plus, on se retire du monde.</text:span></text:p>
      <text:p text:style-name="P8"/>
      <text:p text:style-name="P8">Voici le poème :</text:p>
      <text:p text:style-name="P8"><text:tab/>« Le fouet, la corde, la personne et le taureau,</text:p>
      <text:p text:style-name="P8"><text:tab/>Tout fusionne dans le rien. Dans le tout.</text:p>
      <text:p text:style-name="P8"><text:tab/>Tout fusionne dans le tout.</text:p>
      <text:p text:style-name="P8"><text:tab/>Le cercle est si vaste qu'aucun message ne peut le ternir.</text:p>
      <text:p text:style-name="P13"><text:span text:style-name="T1"><text:tab/>Au dessous de la fournaise pas un flocon de neige ne résiste. </text:span></text:p>
      <text:p text:style-name="P8"><text:tab/>Là se trouvent les empreintes des patriarches. »</text:p>
      <text:p text:style-name="P8"/>
      <text:p text:style-name="P13"><text:span text:style-name="T1">Tout fusionne dans le </text:span><text:span text:style-name="T3">ku</text:span><text:span text:style-name="T1">. </text:span><text:span text:style-name="T7">C'est </text:span><text:span text:style-name="T8">shiki soku ze ku</text:span><text:span text:style-name="T7">. </text:span><text:span text:style-name="T1">Le </text:span><text:span text:style-name="T3">shiki</text:span><text:span text:style-name="T1"> est le visible et le </text:span><text:span text:style-name="T3">ku</text:span><text:span text:style-name="T1"> c'est l'invisible. Phénomène devient non-phénomène, non-forme, invisible.</text:span></text:p>
      <text:p text:style-name="P8"/>
      <text:p text:style-name="P13"><text:span text:style-name="T1">Voici un poème à ce sujet de Maître Sekito dans le </text:span><text:span text:style-name="T3">Sandokai</text:span><text:span text:style-name="T1"> (780) </text:span></text:p>
      <text:p text:style-name="P8"><text:tab/>« Le véritable sage, le grand homme,</text:p>
      <text:p text:style-name="P8"><text:tab/>Rassemble, réunit, mélange toute et chaque existence. »</text:p>
      <text:p text:style-name="P8"/>
      <text:p text:style-name="P8">Il réalise la fusion du tout. Puis il crée le soi, l'esprit propre à chacun de ces choses et fusionne toutes les existences selon son esprit.</text:p>
      <text:p text:style-name="P8"/>
      <text:p text:style-name="P13"><text:span text:style-name="T1">Bon, dans le huitième tableau vous avez le cercle vide. Il représente, il réalise la fusion du tout.</text:span></text:p>
      <text:p text:style-name="P8"/>
      <text:p text:style-name="P13"><text:span text:style-name="T1">Voici le commentaire officiel (ça aussi je change). Bon, il dit « la médiocrité a disparu. » Moi, je dis : plus de religion, plus même d'idée de sainteté. « L'esprit est clair de toute limitation », l'esprit pur. « Je ne cherche aucun étape d'illumination », c'est à dire aucun état particulier.</text:span></text:p>
      <text:p text:style-name="P13"><text:span text:style-name="T1">Ceci dit, « ni ne demeure où nulle illumination n'existe ». Alors je dis par exemple même l'idée de sainteté ne parvient à mon esprit. « Ne m'attardant dans aucune situation, les yeux ne peuvent me voir. » C'est à dire, il est transparent. Il n'y a plus de zen. On ne veut plus rien dire. « Si les centaines d'oiseaux jonchaient de fleurs mon chemin, un tel hommage n'aurait aucune signification. » Les oiseaux ne saluent plus le grand sage.</text:span></text:p>
      <text:p text:style-name="P8">On voit souvent des gens sages. Ils sont partout. Ils sont maigres, moitié habillés, une canne, une barbe. Ils disent des choses profondes. Ils ont peut-être un oiseau sur l'épaule, des chiens qui les suivent. Quand ils passent : <text:s/>« Oh, le grand sage ! » </text:p>
      <text:p text:style-name="P8">Mais ce n'est plus le cas ici. Cette référence aux oiseaux est certainement tirée d'une histoire chinoise</text:p>
      <text:p text:style-name="P13"><text:soft-page-break/><text:span text:style-name="T1">de 400 ans auparavant. A l'époque du quatrième patriarche Doshin. Bodhidharma, Eka, Sozan, Doshin, Konin, Eno etc. Alors le quatrième patriarche avait deux grands disciples, Konin qui est devenu le cinquième patriarche, et Gozu. Gozu, sa lignée s'est arrêtée. Mais la lignée de Konin c'est la nôtre. Avant que Gozu rencontre Doshin, il était déjà considéré comme un maître de plein droit. Il habitait dans une caverne. Il avait une barbe, une canne, un oiseau sur l'épaule et aussi il était célèbre pour sa compréhension de l’Hannya Shingyo. Et aussi il faisait des discours. Quand il descendit de la montagne pour faire des discours sur ce sutra, l’Hannya Shingyo, dans le vieux temple de Kensho-ji, la foule était immense. Et quand il arriva au passage </text:span><text:span text:style-name="T3">gyatei gyatei hara gyatei</text:span><text:span text:style-name="T1">, il y eut un grand tremblement de terre. (C'était le premier qui dit ça. Depuis il y a des personnes qui se servent de ces images. Paco en Espagne, a écrit dans un de ses bulletins que quand il est allé au Japon pour recevoir le </text:span><text:span text:style-name="T3">shiho</text:span><text:span text:style-name="T1"> de Narita, il a dit : « Quand j'ai reçu le </text:span><text:span text:style-name="T3">shiho</text:span><text:span text:style-name="T1">, il y a eu un tremblement de terre dans tout le Japon.</text:span></text:p>
      <text:p text:style-name="P8">Bon, Gozu vivait dans une grotte dans la montagne. Aussi il est dit que toutes sortes d'oiseaux lui portaient des fleurs. Les animaux l'aimaient beaucoup. Aussi il y avait des tigres et des loups touiours autour de ­lui. Doshin entend parler de lui (bien sûr il était plus connu que le quatrième patriarche.) Doshin dit : « Tiens, moi je veux le rencontrer. On va aller chez lui. » Alors il est allé dans la montagne. Il a trouvé Gozu et ils ont eu un mondo.</text:p>
      <text:p text:style-name="P8"/>
      <text:p text:style-name="P8">Pas bouger. Pas bouger, s'il vous plaît.</text:p>
      <text:p text:style-name="P8"/>
      <text:p text:style-name="P13"><text:span text:style-name="T1">Je ne peux pas répéter le mondo parce qu'il est un peu long et vous allez avoir trop mal. Mais quoi qu'il en soit, Gozu a eu un grand satori sur le coup et il est devenu disciple de Doshin. Il est devenu un grand disciple de Doshin, authentique, vrai. Ce qui est intéressant, c'est ce qui s'est produit de ce satori, le résultat de ce satori. Subitement Gozu a perdu tous ses vieux amis et ses supporters. Il n'était plus du tout régalé par les oiseaux qui lui portaient des fleurs dans leurs becs et les autres animaux qui lui portaient à manger. Pourquoi ? Le satori est</text:span></text:p>
      <text:p text:style-name="P8">aussi mauvais que ça ?.. [Auparavant] Gozu ne pratiquait pas le zen, le zazen. Maintenant il le pratiquait, il n'y avait plus les oiseaux.</text:p>
      <text:p text:style-name="P13"><text:span text:style-name="T1">Une centaine d'années plus tard cette question est devenu le sujet d'un mondo avec le maître Joshu, un très, très grand maître de la lignée rinzai, et beaucoup respecté par Deshimaru et Kodo Sawaki. Alors il y a un disciple de Maître Joshu qui demande: « Pourquoi, Maître, avant que Gozu ait rencontré le quatrième patriarche Doshin les oiseaux lui portaient des fleurs, et pourquoi après que Gozu ait rencontré Doshin les oiseaux arrêtaient de lui porter des fleurs ? »</text:span></text:p>
      <text:p text:style-name="P8"/>
      <text:p text:style-name="P13"><text:span text:style-name="T1">Voici la<text:tab/>réponse<text:tab/>de Joshu. Il dit : « On est fatigué de porter du bois pour le feu et d'amener de l'eau ». Chacun peut </text:span><text:soft-page-break/><text:span text:style-name="T1">comprendre ça comme il veut. Pour moi personnellement, cette réponse est très belle, très grande.</text:span></text:p>
      <text:p text:style-name="P8"/>
      <text:p text:style-name="P8">Le surnaturel n'est pas du tout impressionnant. Léviter au sixième étage pour éviter de prendre un ascenseur c'est bon pour le cirque. Aller à Lourdes sur des béquilles et revenir comme un coureur de fond... On veut toujours se servir de l'ego, du petit ego. Mais dans le huitième tableau tout est abandonné, tout devient invisible... Ce n'est pas, je pense, l'étape ultime.</text:p>
      <text:p text:style-name="P16">9. ATTEINDRE LA SOURCE.</text:p>
      <text:p text:style-name="P8"/>
      <text:p text:style-name="P8">Si vous voulez retourner à l'origine. . .</text:p>
      <text:p text:style-name="P8"/>
      <text:p text:style-name="P8">Poème :</text:p>
      <text:p text:style-name="P8"/>
      <text:p text:style-name="P8"><text:tab/>« On fait de trop nombreux pas pour retourner à l’origine, à la source.</text:p>
      <text:p text:style-name="P8"><text:tab/>Mieux aurait valu être sourd et muet dès le commencement.</text:p>
      <text:p text:style-name="P8"><text:tab/>Habiter dans sa demeure véritable,</text:p>
      <text:p text:style-name="P8"><text:tab/>Non concerné par ce qui est extérieur.</text:p>
      <text:p text:style-name="P8"><text:tab/>La rivière coule tranquillement,</text:p>
      <text:p text:style-name="P8"><text:tab/>Les fleurs sont rouges... »</text:p>
      <text:p text:style-name="P8"/>
      <text:p text:style-name="P8">(Pour qui, je me demande. .</text:p>
      <text:p text:style-name="P8"/>
      <text:p text:style-name="P8">On fait trop de démarches, dit le poème. C'est vrai, mais c'est facile à dire après l’avoir fait... Vous qui êtes ici depuis le début, vous constatez les démarches que l'homme à faites, que nous faisons.</text:p>
      <text:p text:style-name="P8"/>
      <text:p text:style-name="P8">Maître Unmon demande à un moine : « Où étiez-vous récemment ? »</text:p>
      <text:p text:style-name="P8">« A Sato » répond le moine. (Sato ne veut rien dire, c'est le nom d'un endroit, c'est tout. Son seul intérêt, c'est que c'était loin d'ici.) </text:p>
      <text:p text:style-name="P8">Unmon répond : « Ah ! vous avez dû user beaucoup de sandales. » Le moine ne dit rien.</text:p>
      <text:p text:style-name="P13"><text:span text:style-name="T1">Unmon continue « Je regrette ces sandales elles ont été usées en vain. »</text:span></text:p>
      <text:p text:style-name="P8"/>
      <text:p text:style-name="P8">Dans le neuvième tableau qui accompagne ce poème, on voit un arbre, des racines, le cercle n'est plus vide.</text:p>
      <text:p text:style-name="P8"/>
      <text:p text:style-name="P13"><text:span text:style-name="T1">« Si nous ne pouvons pénétrer la source des choses, notre esprit s'épuisera en vain » est-il écrit dans le </text:span><text:span text:style-name="T3">Shin jin mei.</text:span></text:p>
      <text:p text:style-name="P8"/>
      <text:p text:style-name="P8">« La source » : on parle touj ours de la source. On pense : c' est peut-être en haut de la montagne, la source ; et la racine, sous la terre.</text:p>
      <text:p text:style-name="P8"/>
      <text:p text:style-name="P8">Et pourtant la source est partout, dans le courant, dans le mouvement, dans le dojo.</text:p>
      <text:p text:style-name="P8"/>
      <text:p text:style-name="P8">« Trouver la source » veut dire: retourner à l'origine. Qu'est ce que c'est, mon visage originel (c'était le mondo) avant la naissance de mes parents ? La source de l'homme, c'est peut-être Adam et Eve.</text:p>
      <text:p text:style-name="P8"/>
      <text:p text:style-name="P8">Mais on s'en fout de l'homme. Y'a pas que l'homme. Avant la naissance de l'univers, c'était quoi notre visage ?</text:p>
      <text:p text:style-name="P8"/>
      <text:p text:style-name="P8">GEN NO BI CHOKU.</text:p>
      <text:p text:style-name="P8"/>
      <text:p text:style-name="P8"><text:soft-page-break/>Au début de la sesshin, j'ai raconté ce que Dogen a ramené avec lui de la Chine, c'est ça : yeux horizontaux, nez vertical.</text:p>
      <text:p text:style-name="P8"/>
      <text:p text:style-name="P13"><text:span text:style-name="T1">Arrivé à Shanghai, il a parlé avec le Tenzo : « Pourquoi fais-tu ce travail ? Tu est vieux et tu est important. Fais travailler quelqu'un d'autre sous ce soleil foudroyant » (il séchait les champignons).</text:span></text:p>
      <text:p text:style-name="P8"/>
      <text:p text:style-name="P8">Le Tenzo répond : « Mon petit moine ! Mon petit moine mignon, tu ne connaît pas l'essence du mot Genjo. » Il rigolait. « T'es bien gentil, mais comment pratiquer la Voie, de ça t'as aucune idée ! »</text:p>
      <text:p text:style-name="P8"/>
      <text:p text:style-name="P8">Dogen fut foudroyé et dit : « C'est quoi, Genjo ? »</text:p>
      <text:p text:style-name="P8"/>
      <text:p text:style-name="P8">Le Tenzo dit : « Un, deux, trois, quatre.. c'est tout. »</text:p>
      <text:p text:style-name="P8"/>
      <text:p text:style-name="P8">Moi, je dit :</text:p>
      <text:p text:style-name="P8"><text:tab/>Rien n'est caché. La Voie n'est pas la Voie mystérieuse.</text:p>
      <text:p text:style-name="P8"><text:tab/>Pas caché.</text:p>
      <text:p text:style-name="P8"><text:tab/>Partout comme la source.</text:p>
      <text:p text:style-name="P8"><text:tab/>Comme la source, </text:p>
      <text:p text:style-name="P8"><text:tab/>Il est ici.</text:p>
      <text:p text:style-name="P8"/>
      <text:p text:style-name="P8">Commentaire :</text:p>
      <text:p text:style-name="P8"><text:tab/>« Dès le commencement, la Vérité est claire. </text:p>
      <text:p text:style-name="P8"><text:tab/>Tranquillement dans le silence,</text:p>
      <text:p text:style-name="P8"><text:tab/>J'observe la naissance et le déclin des formes. </text:p>
      <text:p text:style-name="P8"><text:tab/>Celui qui n'est pas attaché à la forme... » </text:p>
      <text:p text:style-name="P8"><text:tab/>N'est pas attaché à lui-même.</text:p>
      <text:p text:style-name="P8"><text:tab/>L'eau est blanche,</text:p>
      <text:p text:style-name="P8"><text:tab/>La forêt verte.</text:p>
      <text:p text:style-name="P8"><text:tab/>Seul avec lui-même, il observe toute chose.</text:p>
      <text:p text:style-name="P8"/>
      <text:p text:style-name="P13"><text:span text:style-name="T1">La deuxième partie de ce commentaire, je l’ai changée. Le commentaire est un peu compliqué. La voici:</text:span></text:p>
      <text:p text:style-name="P8"><text:tab/>« Celui qui n'est pas attaché à la forme</text:p>
      <text:p text:style-name="P8"><text:tab/>N'a pas besoin d'être reformé.</text:p>
      <text:p text:style-name="P8"><text:tab/>L'eau est blanche,</text:p>
      <text:p text:style-name="P8"><text:tab/>La montagne est indigo,</text:p>
      <text:p text:style-name="P8"><text:tab/>Et je vois cela qui crée</text:p>
      <text:p text:style-name="P8"><text:tab/>Et cela qui détruit. »</text:p>
      <text:p text:style-name="P8"/>
      <text:p text:style-name="P13"><text:span text:style-name="T1">J'observe </text:span><text:span text:style-name="T3">mujo</text:span><text:span text:style-name="T1"> – on ne peut devenir moine si on n'observe pas </text:span><text:span text:style-name="T3">mujo</text:span><text:span text:style-name="T1"> dans son esprit et en son cœur. Quand il voit ça, la famille qui meurt, les animaux qui meurent et renaissent, les arbres qui tombent, le soleil qui monte et qui descend – qui n'est pas touché profondément n'est pas moine.</text:span></text:p>
      <text:p text:style-name="P8"/>
      <text:p text:style-name="P8">Celui qui aspire à la Voie, cherche la Voie, désire la Voie c'est chercher la bouddhéité le plus haut. L'esprit qui observe l'impermanence de la vie et de la mort, disait Nagarjuna, cet esprit-là s'appelle l'esprit d'éveil.</text:p>
      <text:p text:style-name="P8"><text:soft-page-break/></text:p>
      <text:p text:style-name="P8">Sensei disait parfois : si vous vous mettez bien en position et ne bougez pas, j'arrêterait le zazen un peu plus tôt.</text:p>
      <text:p text:style-name="P8"/>
      <text:p text:style-name="P8">Alors, ne bougez pas !</text:p>
      <text:p text:style-name="P8"/>
      <text:p text:style-name="P9">*</text:p>
      <text:p text:style-name="P15">Zazen de 15 heures.</text:p>
      <text:p text:style-name="P8"/>
      <text:p text:style-name="P8">Lundi 20 mai 1991.</text:p>
      <text:p text:style-name="P8"/>
      <text:p text:style-name="P11">10. DANS LE MONDE.</text:p>
      <text:p text:style-name="P11"/>
      <text:p text:style-name="P8">Dixième et dernier tableau.</text:p>
      <text:p text:style-name="P8"/>
      <text:p text:style-name="P8">On voit un homme, en ville, sac sur le dos, bouteille à la main. Il entre dans le village...</text:p>
      <text:p text:style-name="P8">On le voit marcher, il va acheter du poisson et du vin, pieds nus et poitrine nue.</text:p>
      <text:p text:style-name="P8"/>
      <text:p text:style-name="P8"><text:tab/>« Je me mêle aux gens de ce monde,</text:p>
      <text:p text:style-name="P8"><text:tab/>Mon vêtement est en haillons,</text:p>
      <text:p text:style-name="P8"><text:tab/>Il est couvert de poussière,</text:p>
      <text:p text:style-name="P8"><text:tab/>Et je suis bienheureux à jamais !</text:p>
      <text:p text:style-name="P8"><text:tab/>Je n'use pas de magie pour allonger ma vie,</text:p>
      <text:p text:style-name="P13"><text:span text:style-name="T1"><text:tab/>Maintenant les arbres morts, devant moi, deviennent vivants. »</text:span></text:p>
      <text:p text:style-name="P8"/>
      <text:p text:style-name="P12">Ku soku ze shiki.</text:p>
      <text:p text:style-name="P8"/>
      <text:p text:style-name="P8">Le vide devient les phénomènes, c'est le cycle entier.</text:p>
      <text:p text:style-name="P8"/>
      <text:p text:style-name="P12">Ku soku ze shiki.</text:p>
      <text:p text:style-name="P8"/>
      <text:p text:style-name="P8">Né de rien, il vient de nulle part. moine du vide. Si on peut dire, c'est Komuso – le moine du vide.</text:p>
      <text:p text:style-name="P8"/>
      <text:p text:style-name="P8">Le commentaire :</text:p>
      <text:p text:style-name="P8"><text:tab/>« Ma porte est fermée,</text:p>
      <text:p text:style-name="P8"><text:tab/>Un millier de sages ne me connaissent pas. </text:p>
      <text:p text:style-name="P8"><text:tab/>La beauté de mon jardin est invisible. »</text:p>
      <text:p text:style-name="P8"/>
      <text:p text:style-name="P8">C'est le jardin intérieur dont il s'agit, bien sûr.</text:p>
      <text:p text:style-name="P8"/>
      <text:p text:style-name="P13"><text:span text:style-name="T1"><text:tab/>« Pourquoi devrait-on partir à la recherche des Patriarches ?</text:span></text:p>
      <text:p text:style-name="P8"><text:tab/>Je vais sur la place du marché avec ma gourde. </text:p>
      <text:p text:style-name="P8"><text:tab/>Et m'en retourne à la maison avec mon bâton.</text:p>
      <text:p text:style-name="P8"><text:tab/>Je visite les marchands de vin, sur le marché. </text:p>
      <text:p text:style-name="P8"><text:tab/>Et je les amène sur la Voie du Bouddha. »</text:p>
      <text:p text:style-name="P8"/>
      <text:p text:style-name="P8">Ce texte dont je me sers ne se termine pas ainsi. Le texte est différent, il dit :</text:p>
      <text:p text:style-name="P8"/>
      <text:p text:style-name="P8"><text:tab/>« Je rends visite aux marchands, je vais au marché.</text:p>
      <text:p text:style-name="P8"><text:tab/>Celui que je regarde devient illuminé. »</text:p>
      <text:p text:style-name="P8"/>
      <text:p text:style-name="P8">C'est un peu gros... Sur la place du marché... Alors, je l'ai changé un peu.</text:p>
      <text:p text:style-name="P8"/>
      <text:p text:style-name="P8"><text:soft-page-break/>Dans un livre de Kapleau, il dit pour la place du marché : « Le monde des souillures ». Mais là où nous sommes en ce moment, c'est quoi ? C'est les souillures ? Souillés de quoi ?</text:p>
      <text:p text:style-name="P8"/>
      <text:p text:style-name="P8">Cela me<text:tab/>fait penser au poème d’Eno – beaucoup d’entre vous le connaissent. Je le simplifie :</text:p>
      <text:p text:style-name="P8"/>
      <text:p text:style-name="P8"><text:tab/>« D'où veux-tu que la poussière tombe ?</text:p>
      <text:p text:style-name="P8"><text:tab/>Il n'y a pas d'arbre de la bodhi,</text:p>
      <text:p text:style-name="P8"><text:tab/>Il n'y a pas même de cadre pour le miroir. »</text:p>
      <text:p text:style-name="P8"/>
      <text:p text:style-name="P8">Alors, voilà tout.</text:p>
      <text:p text:style-name="P8">« Je visite le marchand de vin » : il visite toutes sortes de gens. Certainement cet homme a vécu profondément.</text:p>
      <text:p text:style-name="P8">Il a cherché, il a recherché honnêtement, complètement, sa vie, la Vie. Certainement, il peut amener des personnes sur la Voie.</text:p>
      <text:p text:style-name="P13"><text:span text:style-name="T1">Bien sûr, au début, il voulait saisir, saisir l'existence, saisir la vache !</text:span></text:p>
      <text:p text:style-name="P8">Pour Bouddha, c’était pareil.</text:p>
      <text:p text:style-name="P8">Mais il faut le faire, il faut que ceci soit fait, pour vivre libre, au­-delà de tout ça !</text:p>
      <text:p text:style-name="P8"/>
      <text:p text:style-name="P8">Quand on a vécu seul, cherché seul </text:p>
      <text:p text:style-name="P8">Dans les forêts de son esprit,</text:p>
      <text:p text:style-name="P8">A la fin il y croit, l'homme.</text:p>
      <text:p text:style-name="P8"/>
      <text:p text:style-name="P8">Comme c'est un animal social,</text:p>
      <text:p text:style-name="P8">Il vit avec les autres, il communique avec les autres, </text:p>
      <text:p text:style-name="P8">A travers les mots,</text:p>
      <text:p text:style-name="P8">A travers le silence,</text:p>
      <text:p text:style-name="P8">A travers la présence, les comportements,</text:p>
      <text:p text:style-name="P13"><text:span text:style-name="T3">Doshu</text:span><text:span text:style-name="T1">.</text:span></text:p>
      <text:p text:style-name="P8"/>
      <text:p text:style-name="P8">Il vit ainsi ou il ne vit pas du tout.</text:p>
      <text:p text:style-name="P8"/>
      <text:p text:style-name="P8">Je pense comme ça.</text:p>
      <text:p text:style-name="P8"/>
      <text:p text:style-name="P8">Pour moi, un moine, c'est quelqu'un qui vit avec les autres, </text:p>
      <text:p text:style-name="P8">Qui se mélange avec les autres,</text:p>
      <text:p text:style-name="P8">Qui s'égare aussi comme les autres.</text:p>
      <text:p text:style-name="P8">Comme toutes les sociétés qui s'égarent, il s'égare.</text:p>
      <text:p text:style-name="P8"/>
      <text:p text:style-name="P8">Mais aussi, comme je disais au début, </text:p>
      <text:p text:style-name="P8">Si nous faisons zazen ici,</text:p>
      <text:p text:style-name="P8">Nous le faisons avec toute la société, </text:p>
      <text:p text:style-name="P8">Avec toutes les créatures.</text:p>
      <text:p text:style-name="P8"/>
      <text:p text:style-name="P8">Nous vivons pleinement dans l'univers.</text:p>
      <text:p text:style-name="P8"/>
      <text:p text:style-name="P12">Chukai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Cadre1" text:anchor-type="paragraph" svg:y="0.002cm" fo:min-width="0cm" draw:z-index="8"><draw:text-box fo:min-height="0.058cm"><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x tableaux du taureau</dc:title>
    <meta:initial-creator>Philippe Coupey</meta:initial-creator>
    <meta:creation-date>2002-11-26T09:14:00</meta:creation-date>
    <dc:date>2016-07-09T20:10:25.80</dc:date>
    <meta:print-date>2002-12-16T17:53:00</meta:print-date>
    <meta:editing-cycles>6</meta:editing-cycles>
    <meta:editing-duration>PT31M</meta:editing-duration>
    <meta:document-statistic meta:table-count="0" meta:image-count="0" meta:object-count="0" meta:page-count="31" meta:paragraph-count="452" meta:word-count="9213" meta:character-count="50751"/>
    <meta:generator>OpenOffice/4.1.0$Win32 OpenOffice.org_project/410m18$Build-9764</meta:generator>
  </office:meta>
</office:document-meta>
</file>